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 style:font-adornments="Regular" style:font-family-generic="swiss"/>
    <style:font-face style:name="Helvetica2" svg:font-family="Helvetica" style:font-family-generic="swiss"/>
    <style:font-face style:name="Helvetica3" svg:font-family="Helvetica" style:font-adornments="Regular" style:font-pitch="variable"/>
    <style:font-face style:name="Helvetica4" svg:font-family="Helvetica" style:font-adornments="Regular"/>
    <style:font-face style:name="Helvetica5" svg:font-family="Helvetica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 style:font-pitch="variable"/>
    <style:font-face style:name="Interstate1" svg:font-family="Interstate" style:font-adornments="Regular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none" draw:fill="solid" draw:fill-color="#e7e8e8"/>
      <style:paragraph-properties style:writing-mode="lr-tb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9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5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6" style:family="graphic" style:parent-style-name="standard">
      <style:graphic-properties draw:stroke="none" draw:fill="solid" draw:fill-color="#ffffff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vertical-align="middle"/>
    </style:style>
    <style:style style:name="gr18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19" style:family="graphic" style:parent-style-name="standard">
      <style:graphic-properties draw:stroke="none" draw:fill="solid" draw:fill-color="#000000" draw:textarea-vertical-align="middle"/>
      <style:paragraph-properties style:writing-mode="lr-tb"/>
    </style:style>
    <style:style style:name="gr20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000000" draw:opacity="100%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0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1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5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80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solid" draw:fill-color="#242122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5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vertical-align="top" fo:min-height="13.335cm" fo:min-width="6.35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05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106" style:family="graphic" style:parent-style-name="standard">
      <style:graphic-properties draw:stroke="none" draw:fill="none" draw:textarea-vertical-align="top"/>
      <style:paragraph-properties style:writing-mode="lr-tb"/>
    </style:style>
    <style:style style:name="gr107" style:family="graphic" style:parent-style-name="standard">
      <style:graphic-properties draw:stroke="none" draw:fill="solid" draw:fill-color="#e7e8e8"/>
    </style:style>
    <style:style style:name="gr108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solid" draw:fill-color="#e0e1e1"/>
    </style:style>
    <style:style style:name="gr123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24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25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3.71cm" style:use-optimal-column-width="false"/>
    </style:style>
    <style:style style:name="co2" style:family="table-column">
      <style:table-column-properties style:column-width="3.604cm" style:use-optimal-column-width="false"/>
    </style:style>
    <style:style style:name="ro1" style:family="table-row">
      <style:table-row-properties style:row-height="4.782cm" style:use-optimal-row-height="false"/>
    </style:style>
    <style:style style:name="ce1" style:family="table-cell">
      <loext:graphic-properties draw:fill="none" draw:fill-color="#ffffff"/>
      <style:paragraph-properties fo:margin-left="0cm" fo:margin-right="0cm" fo:margin-top="0cm" fo:margin-bottom="0cm" fo:line-height="100%" fo:text-align="start" fo:text-indent="0cm" fo:border-left="none" fo:border-right="0.03pt solid #000000" fo:border-top="none" fo:border-bottom="none"/>
      <style:text-properties fo:font-size="10pt" style:font-size-asian="10pt" style:font-size-complex="10pt"/>
    </style:style>
    <style:style style:name="ce2" style:family="table-cell">
      <loext:graphic-properties draw:fill="none"/>
      <style:paragraph-properties fo:margin-left="0cm" fo:margin-right="0cm" fo:margin-top="0cm" fo:margin-bottom="0cm" fo:line-height="100%" fo:text-align="start" fo:text-indent="0cm" fo:border-left="0.03pt solid #000000" fo:border-right="none" fo:border-top="none" fo:border-bottom="none">
        <style:tab-stops/>
      </style:paragraph-properties>
      <style:text-properties style:font-name="Helvetica Neue1" fo:font-size="9pt" style:font-size-asian="9pt" style:font-size-complex="9pt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5" style:family="paragraph">
      <loext:graphic-properties draw:fill="solid" draw:fill-color="#dedfdf"/>
    </style:style>
    <style:style style:name="P6" style:family="paragraph">
      <loext:graphic-properties draw:fill="solid" draw:fill-color="#e7e8e8"/>
      <style:paragraph-properties style:writing-mode="lr-tb"/>
      <style:text-properties style:font-name="Helvetica Neue" fo:font-size="11pt" style:font-size-asian="12pt" style:font-size-complex="12pt"/>
    </style:style>
    <style:style style:name="P7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8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9" style:family="paragraph">
      <loext:graphic-properties draw:fill="solid" draw:fill-color="#e7e8e8"/>
      <style:paragraph-properties style:writing-mode="lr-tb"/>
      <style:text-properties fo:font-size="11pt"/>
    </style:style>
    <style:style style:name="P10" style:family="paragraph">
      <loext:graphic-properties draw:fill="solid" draw:fill-color="#e7e8e8"/>
      <style:paragraph-properties style:writing-mode="lr-tb"/>
    </style:style>
    <style:style style:name="P11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fffff"/>
      <style:paragraph-properties style:writing-mode="lr-tb"/>
    </style:style>
    <style:style style:name="P14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2" fo:font-size="12pt" style:font-name-asian="Helvetica2" style:font-size-asian="12pt" style:font-name-complex="Helvetica2" style:font-size-complex="12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c3c4c6"/>
    </style:style>
    <style:style style:name="P18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2" style:family="paragraph">
      <style:paragraph-properties fo:margin-top="0.2cm" fo:margin-bottom="0.2cm" fo:text-align="center">
        <style:tab-stops/>
      </style:paragraph-properties>
    </style:style>
    <style:style style:name="P23" style:family="paragraph">
      <style:paragraph-properties fo:text-align="start"/>
    </style:style>
    <style:style style:name="P24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5" style:family="paragraph">
      <loext:graphic-properties draw:fill="solid" draw:fill-color="#ffffff"/>
      <style:paragraph-properties fo:text-align="center" style:writing-mode="lr-tb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8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31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32" style:family="paragraph">
      <loext:graphic-properties draw:fill="solid" draw:fill-color="#000000" draw:opacity="100%"/>
    </style:style>
    <style:style style:name="P33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4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5" style:family="paragraph">
      <loext:graphic-properties draw:fill="solid" draw:fill-color="#000000"/>
      <style:paragraph-properties style:writing-mode="lr-tb"/>
    </style:style>
    <style:style style:name="P36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7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8" style:family="paragraph">
      <loext:graphic-properties draw:fill="none"/>
      <style:paragraph-properties style:writing-mode="lr-tb"/>
    </style:style>
    <style:style style:name="P39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40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41" style:family="paragraph">
      <loext:graphic-properties draw:fill="solid" draw:fill-color="#242122"/>
    </style:style>
    <style:style style:name="P4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3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44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>
        <style:tab-stops/>
      </style:paragraph-properties>
      <style:text-properties style:font-name="Helvetica Neue1" fo:font-size="9pt" style:font-size-asian="10pt" style:font-size-complex="10pt"/>
    </style:style>
    <style:style style:name="P46" style:family="paragraph">
      <style:paragraph-properties fo:margin-left="0cm" fo:margin-right="0cm" fo:margin-top="0cm" fo:margin-bottom="0cm" fo:line-height="100%" fo:text-align="start" fo:text-indent="0cm"/>
      <style:text-properties style:font-size-asian="10pt" style:font-size-complex="10pt"/>
    </style:style>
    <style:style style:name="P4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size-asian="10pt" style:font-size-complex="10pt"/>
    </style:style>
    <style:style style:name="P4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name="Helvetica Neue1" fo:font-size="9pt" style:font-size-asian="9pt" style:font-size-complex="9pt"/>
    </style:style>
    <style:style style:name="P4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51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3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0pt"/>
    </style:style>
    <style:style style:name="P5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5" style:family="paragraph">
      <loext:graphic-properties draw:fill="none" draw:fill-color="#ffffff"/>
      <style:paragraph-properties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2" fo:font-size="10pt" style:font-name-asian="Helvetica2" style:font-size-asian="12pt" style:font-name-complex="Helvetica2" style:font-size-complex="12pt"/>
    </style:style>
    <style:style style:name="P56" style:family="paragraph">
      <style:paragraph-properties style:text-autospace="none"/>
    </style:style>
    <style:style style:name="P57" style:family="paragraph">
      <style:paragraph-properties fo:margin-top="0.1cm" fo:margin-bottom="0.1cm" fo:text-align="center">
        <style:tab-stops/>
      </style:paragraph-properties>
    </style:style>
    <style:style style:name="P58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1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59" style:family="paragraph">
      <style:paragraph-properties fo:text-align="center">
        <style:tab-stops/>
      </style:paragraph-properties>
    </style:style>
    <style:style style:name="P60" style:family="paragraph">
      <style:paragraph-properties fo:text-align="start">
        <style:tab-stops/>
      </style:paragraph-properties>
    </style:style>
    <style:style style:name="P61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62" style:family="paragraph">
      <style:paragraph-properties fo:text-align="start" style:writing-mode="lr-tb">
        <style:tab-stops/>
      </style:paragraph-properties>
    </style:style>
    <style:style style:name="P63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64" style:family="paragraph">
      <loext:graphic-properties draw:fill="solid" draw:fill-color="#e7e8e8"/>
    </style:style>
    <style:style style:name="P65" style:family="paragraph">
      <loext:graphic-properties draw:fill="solid" draw:fill-color="#e0e1e1"/>
    </style:style>
    <style:style style:name="P66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24pt"/>
    </style:style>
    <style:style style:name="T2" style:family="text">
      <style:text-properties fo:font-size="24pt" style:font-size-asian="15pt" style:font-size-complex="15pt"/>
    </style:style>
    <style:style style:name="T3" style:family="text">
      <style:text-properties style:font-name="Helvetica Neue" fo:font-size="11pt" style:font-size-asian="12pt" style:font-size-complex="12pt"/>
    </style:style>
    <style:style style:name="T4" style:family="text">
      <style:text-properties fo:font-size="11pt"/>
    </style:style>
    <style:style style:name="T5" style:family="text">
      <style:text-properties fo:font-size="11pt" fo:font-weight="normal" style:font-size-asian="22pt" style:font-size-complex="2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Helvetica Neue1" fo:font-size="12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0pt" style:font-size-asian="10pt" style:font-size-complex="10pt"/>
    </style:style>
    <style:style style:name="T12" style:family="text">
      <style:text-properties fo:color="#000000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3" style:family="text">
      <style:text-properties fo:color="#c9cacb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14" style:family="text">
      <style:text-properties fo:color="#969797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5" style:family="text">
      <style:text-properties fo:color="#000000" loext:opacity="100%" style:font-name="ScalaSansOffc2" fo:font-size="10pt" fo:font-weight="bold" style:font-size-asian="10pt" style:font-weight-asian="normal" style:font-name-complex="ScalaSansOffc2" style:font-size-complex="10pt" style:font-weight-complex="normal"/>
    </style:style>
    <style:style style:name="T16" style:family="text">
      <style:text-properties fo:color="#000000" loext:opacity="100%" style:font-name="ScalaSansOffc2" fo:font-size="10pt" fo:font-weight="bold" style:font-size-asian="10pt" style:font-weight-asian="bold" style:font-name-complex="ScalaSansOffc2" style:font-size-complex="10pt" style:font-weight-complex="bold"/>
    </style:style>
    <style:style style:name="T17" style:family="text">
      <style:text-properties fo:color="#969797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8" style:family="text">
      <style:text-properties fo:color="#000000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9" style:family="text">
      <style:text-properties fo:color="#000000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20" style:family="text">
      <style:text-properties fo:color="#000000" loext:opacity="100%" style:font-name="ScalaSansOffc2" fo:font-size="6.5pt" fo:font-weight="normal" style:font-size-asian="6.5pt" style:font-weight-asian="normal" style:font-name-complex="ScalaSansOffc2" style:font-size-complex="6.5pt" style:font-weight-complex="normal"/>
    </style:style>
    <style:style style:name="T21" style:family="text">
      <style:text-properties fo:color="#a0a2a2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22" style:family="text">
      <style:text-properties fo:color="#000000" loext:opacity="100%" style:font-name="ScalaSansOffc2" fo:font-size="5.40000009536743pt" fo:font-weight="normal" style:font-size-asian="5.40000009536743pt" style:font-weight-asian="normal" style:font-name-complex="ScalaSansOffc2" style:font-size-complex="5.40000009536743pt" style:font-weight-complex="normal"/>
    </style:style>
    <style:style style:name="T23" style:family="text">
      <style:text-properties fo:color="#000000" loext:opacity="100%" style:font-name="ScalaSansOffc2" fo:font-size="6pt" fo:font-weight="bold" style:font-size-asian="6pt" style:font-weight-asian="bold" style:font-name-complex="ScalaSansOffc2" style:font-size-complex="6pt" style:font-weight-complex="bold"/>
    </style:style>
    <style:style style:name="T24" style:family="text">
      <style:text-properties fo:color="#000000" loext:opacity="100%" style:font-name="ScalaSansOffc2" fo:font-size="5.80000019073486pt" fo:font-weight="bold" style:font-size-asian="5.80000019073486pt" style:font-weight-asian="bold" style:font-name-complex="ScalaSansOffc2" style:font-size-complex="5.80000019073486pt" style:font-weight-complex="bold"/>
    </style:style>
    <style:style style:name="T25" style:family="text">
      <style:text-properties fo:color="#000000" loext:opacity="100%" style:font-name="Helvetica5" fo:font-size="12pt" fo:font-weight="normal" style:font-size-asian="12pt" style:font-weight-asian="normal" style:font-name-complex="Helvetica5" style:font-size-complex="12pt" style:font-weight-complex="normal"/>
    </style:style>
    <style:style style:name="T26" style:family="text">
      <style:text-properties style:font-name="Helvetica Neue1" fo:font-size="9pt" fo:font-weight="bold" style:font-size-asian="10pt" style:font-weight-asian="bold" style:font-size-complex="10pt" style:font-weight-complex="bold"/>
    </style:style>
    <style:style style:name="T27" style:family="text">
      <style:text-properties style:font-name="Helvetica Neue1" fo:font-size="9pt" style:font-size-asian="10pt" style:font-size-complex="10pt"/>
    </style:style>
    <style:style style:name="T28" style:family="text">
      <style:text-properties style:font-name="Helvetica Neue1" fo:font-size="9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9" style:family="text">
      <style:text-properties style:font-name="Helvetica Neue1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0" style:family="text">
      <style:text-properties style:font-name="Helvetica Neue1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style:font-name="Helvetica Neue1" fo:font-size="10pt" style:font-size-asian="10pt" style:font-size-complex="10pt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style:font-name="Helvetica2" fo:font-size="10pt" style:font-name-asian="Helvetica2" style:font-size-asian="12pt" style:font-name-complex="Helvetica2" style:font-size-complex="12pt"/>
    </style:style>
    <style:style style:name="T37" style:family="text">
      <style:text-properties style:font-name="Helvetica Neue1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38" style:family="text">
      <style:text-properties style:font-name="Helvetica Neue1" fo:font-size="24pt" style:font-size-asian="24pt" style:font-size-complex="24pt"/>
    </style:style>
    <style:style style:name="T39" style:family="text">
      <style:text-properties fo:font-size="9pt" fo:font-weight="normal" style:font-size-asian="9pt" style:font-weight-asian="normal" style:font-size-complex="9pt" style:font-weight-complex="normal"/>
    </style:style>
    <style:style style:name="T40" style:family="text">
      <style:text-properties fo:font-size="9pt" fo:font-weight="bold" style:font-size-asian="9pt" style:font-weight-asian="bold" style:font-size-complex="9pt" style:font-weight-complex="bold"/>
    </style:style>
    <style:style style:name="T41" style:family="text">
      <style:text-properties fo:color="#ffffff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42" style:family="text">
      <style:text-properties fo:color="#bfbfbf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43" style:family="text">
      <style:text-properties fo:color="#c5c6c7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44" style:family="text">
      <style:text-properties fo:color="#c5c6c7" loext:opacity="100%" style:font-name="ScalaSansOffc2" fo:font-size="4.5pt" fo:font-weight="bold" style:font-size-asian="4.5pt" style:font-weight-asian="bold" style:font-name-complex="ScalaSansOffc2" style:font-size-complex="4.5pt" style:font-weight-complex="bold"/>
    </style:style>
    <style:style style:name="T45" style:family="text">
      <style:text-properties fo:color="#000000" loext:opacity="100%" style:font-name="ScalaSansOffc2" fo:font-size="12pt" fo:font-weight="bold" style:font-size-asian="12pt" style:font-weight-asian="bold" style:font-name-complex="ScalaSansOffc2" style:font-size-complex="12pt" style:font-weight-complex="bold"/>
    </style:style>
    <style:style style:name="T46" style:family="text">
      <style:text-properties fo:color="#000000" loext:opacity="100%" style:font-name="ScalaSansOffc2" fo:font-size="7pt" fo:font-weight="bold" style:font-size-asian="7pt" style:font-weight-asian="bold" style:font-name-complex="ScalaSansOffc2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3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 text:style-name="P2"><text:span text:style-name="T1">18</text:span></text:p>
        </draw:path>
        <draw:path draw:style-name="gr3" draw:text-style-name="P4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 text:style-name="P2"><text:span text:style-name="T2">10</text:span></text:p>
        </draw:path>
        <draw:path draw:style-name="gr1" draw:text-style-name="P5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5" draw:layer="layout" svg:width="6.655cm" svg:height="8.728cm" svg:x="14.281cm" svg:y="4.429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polygon draw:style-name="gr4" draw:text-style-name="P6" draw:layer="layout" svg:width="2.306cm" svg:height="0.559cm" svg:x="7.793cm" svg:y="13.738cm" svg:viewBox="0 0 2307 560" draw:points="2307,477 2307,0 86,0 0,83 0,560 2222,560">
          <text:p><text:span text:style-name="T3">Handaxe</text:span></text:p>
        </draw:polygon>
        <draw:polygon draw:style-name="gr4" draw:text-style-name="P7" draw:layer="layout" svg:width="1.1cm" svg:height="0.559cm" svg:x="10.289cm" svg:y="13.738cm" svg:viewBox="0 0 1101 560" draw:points="1101,477 1101,0 84,0 0,83 0,560 1018,560">
          <text:p text:style-name="P2"><text:span text:style-name="T4">+1</text:span></text:p>
        </draw:polygon>
        <draw:polygon draw:style-name="gr4" draw:text-style-name="P8" draw:layer="layout" svg:width="2.191cm" svg:height="0.559cm" svg:x="11.547cm" svg:y="13.738cm" svg:viewBox="0 0 2192 560" draw:points="2192,477 2192,0 84,0 0,83 0,560 2109,560">
          <text:p><text:span text:style-name="T5">1d6-1slash</text:span></text:p>
        </draw:polygon>
        <draw:polygon draw:style-name="gr4" draw:text-style-name="P9" draw:layer="layout" svg:width="2.298cm" svg:height="0.559cm" svg:x="7.793cm" svg:y="14.458cm" svg:viewBox="0 0 2299 560" draw:points="2299,477 2299,0 86,0 0,83 0,560 2214,560">
          <text:p><text:span text:style-name="T4">Firebolt <text:s/>120’</text:span></text:p>
        </draw:polygon>
        <draw:polygon draw:style-name="gr4" draw:text-style-name="P7" draw:layer="layout" svg:width="1.1cm" svg:height="0.559cm" svg:x="10.289cm" svg:y="14.458cm" svg:viewBox="0 0 1101 560" draw:points="1101,477 1101,0 84,0 0,83 0,560 1018,560">
          <text:p text:style-name="P2"><text:span text:style-name="T4">+6</text:span></text:p>
        </draw:polygon>
        <draw:polygon draw:style-name="gr4" draw:text-style-name="P8" draw:layer="layout" svg:width="2.191cm" svg:height="0.559cm" svg:x="11.547cm" svg:y="14.458cm" svg:viewBox="0 0 2192 560" draw:points="2192,477 2192,0 84,0 0,83 0,560 2109,560">
          <text:p><text:span text:style-name="T5">1d10 fire</text:span></text:p>
        </draw:polygon>
        <draw:polygon draw:style-name="gr4" draw:text-style-name="P10" draw:layer="layout" svg:width="2.314cm" svg:height="0.559cm" svg:x="7.793cm" svg:y="15.187cm" svg:viewBox="0 0 2315 560" draw:points="2315,477 2315,0 86,0 0,84 0,560 2230,560">
          <text:p><text:span text:style-name="T6">Bonk <text:s text:c="6"/>30</text:span>’</text:p>
        </draw:polygon>
        <draw:polygon draw:style-name="gr4" draw:text-style-name="P7" draw:layer="layout" svg:width="1.1cm" svg:height="0.559cm" svg:x="10.289cm" svg:y="15.187cm" svg:viewBox="0 0 1101 560" draw:points="1101,477 1101,0 84,0 0,84 0,560 1018,560">
          <text:p text:style-name="P2"><text:span text:style-name="T4">+6</text:span></text:p>
        </draw:polygon>
        <draw:polygon draw:style-name="gr4" draw:text-style-name="P11" draw:layer="layout" svg:width="2.191cm" svg:height="0.559cm" svg:x="11.547cm" svg:y="15.187cm" svg:viewBox="0 0 2192 560" draw:points="2192,477 2192,0 84,0 0,84 0,560 2109,560">
          <text:p><text:span text:style-name="T5">1d4+2 force</text:span></text:p>
        </draw:polygon>
        <draw:path draw:style-name="gr5" draw:text-style-name="P12" draw:layer="layout" svg:width="6.205cm" svg:height="1.718cm" svg:x="14.59cm" svg:y="7.243cm" svg:viewBox="0 0 6206 1719" svg:d="M6108 0c0 0-81 139-339 0h-5335c-256 139-336 0-336 0h-98v203 1516h98c0 0 80-140 336 0h5335c258-140 339 0 339 0h98v-1516-203z">
          <text:p/>
        </draw:path>
        <draw:path draw:style-name="gr5" draw:text-style-name="P12" draw:layer="layout" svg:width="6.205cm" svg:height="1.718cm" svg:x="14.59cm" svg:y="9.208cm" svg:viewBox="0 0 6206 1719" svg:d="M6108 0c0 0-81 139-339 0h-5335c-256 139-336 0-336 0h-98v203 1516h98c0 0 80-140 336 0h5335c258-140 339 0 339 0h98v-1516-203z">
          <text:p/>
        </draw:path>
        <draw:path draw:style-name="gr5" draw:text-style-name="P13" draw:layer="layout" svg:width="6.205cm" svg:height="1.718cm" svg:x="14.584cm" svg:y="11.141cm" svg:viewBox="0 0 6206 1719" svg:d="M168 1719h5868c0-89 170-138 170-138v-1581h-98c0 0-81 140-338 0h-5336c-256 140-336 0-336 0h-98v1581c0 0 168 49 168 138z">
          <text:p/>
        </draw:path>
        <draw:path draw:style-name="gr6" draw:text-style-name="P14" draw:layer="layout" svg:width="6.205cm" svg:height="2.219cm" svg:x="14.584cm" svg:y="4.798cm" svg:viewBox="0 0 6206 2220" svg:d="M6036 0h-5868c0 89-168 138-168 138v2082h98c0 0 80-140 336 0h5336c257-140 338 0 338 0h98v-2082c0 0-170-49-170-138z">
          <text:p/>
        </draw:path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5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5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7" draw:text-style-name="P15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8" draw:text-style-name="P12" draw:layer="layout" svg:width="0.668cm" svg:height="1.436cm" svg:x="20.258cm" svg:y="1.844cm" svg:viewBox="0 0 669 1437" svg:d="M0 91v1346c515-3 581 0 669-114v-1323c-164 87-334 89-669 91z">
          <text:p/>
        </draw:path>
        <draw:path draw:style-name="gr9" draw:text-style-name="P16" draw:layer="layout" svg:width="0.685cm" svg:height="1.234cm" svg:x="20.236cm" svg:y="1.954cm" svg:viewBox="0 0 686 1235" svg:d="M0 81c573-2 624-42 677-81M22 1217c692 79 633-127 664-133">
          <text:p/>
        </draw:path>
        <draw:path draw:style-name="gr5" draw:text-style-name="P12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5" draw:text-style-name="P12" draw:layer="layout" svg:width="1.253cm" svg:height="1.486cm" svg:x="1.072cm" svg:y="2.008cm" svg:viewBox="0 0 1254 1487" draw:points="0,164 0,1487 1254,1324 1254,0">
          <text:p/>
        </draw:polygon>
        <draw:polygon draw:style-name="gr10" draw:text-style-name="P16" draw:layer="layout" svg:width="1.253cm" svg:height="1.486cm" svg:x="1.072cm" svg:y="2.008cm" svg:viewBox="0 0 1254 1487" draw:points="0,164 0,1487 1254,1324 1254,0">
          <text:p/>
        </draw:polygon>
        <draw:path draw:style-name="gr9" draw:text-style-name="P16" draw:layer="layout" svg:width="1.225cm" svg:height="1.292cm" svg:x="1.1cm" svg:y="2.104cm" svg:viewBox="0 0 1226 1293" svg:d="M0 1293l1226-174M0 156l1226-156">
          <text:p/>
        </draw:path>
        <draw:polygon draw:style-name="gr11" draw:text-style-name="P17" draw:layer="layout" svg:width="0.855cm" svg:height="1.449cm" svg:x="1.47cm" svg:y="1.882cm" svg:viewBox="0 0 856 1450" draw:points="856,126 0,0 0,1323 856,1450">
          <text:p/>
        </draw:polygon>
        <draw:path draw:style-name="gr12" draw:text-style-name="P18" draw:layer="layout" svg:width="7.727cm" svg:height="1.551cm" svg:x="1.47cm" svg:y="1.77cm" svg:viewBox="0 0 7728 1552" svg:d="M7728 1438c-2178 397-5549-396-7728 0v-1323c2179-397 5550 396 7728 0z">
          <text:p/>
        </draw:path>
        <draw:path draw:style-name="gr9" draw:text-style-name="P16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3" draw:text-style-name="P19" draw:layer="layout" svg:width="11.074cm" svg:height="2.139cm" svg:x="9.194cm" svg:y="1.475cm" svg:viewBox="0 0 11075 2140" draw:points="11075,2140 0,2140 0,0 11075,0">
          <text:p><text:span text:style-name="T7"><text:s text:c="2"/></text:span><text:span text:style-name="T7">Artificer (Alchemist) <text:s text:c="2"/>Inheritor <text:s text:c="16"/>gc3</text:span></text:p>
          <text:p><text:span text:style-name="T7"/></text:p>
          <text:p><text:span text:style-name="T7"><text:s text:c="2"/></text:span><text:span text:style-name="T7">Tiefling <text:s text:c="21"/>Neutral Good <text:s text:c="8"/>4</text:span></text:p>
        </draw:polygon>
        <draw:path draw:style-name="gr14" draw:text-style-name="P12" draw:layer="layout" svg:width="0.074cm" svg:height="2.584cm" svg:x="9.12cm" svg:y="1.252cm" svg:viewBox="0 0 75 2585" svg:d="M0 0v2585c38-88 75-125 75-125v-2333c0 0-37-37-75-127z">
          <text:p/>
        </draw:path>
        <draw:path draw:style-name="gr15" draw:text-style-name="P16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4" draw:text-style-name="P12" draw:layer="layout" svg:width="0.074cm" svg:height="2.584cm" svg:x="20.268cm" svg:y="1.252cm" svg:viewBox="0 0 75 2585" svg:d="M75 0v2585c-38-88-75-125-75-125v-2333c0 0 37-37 75-127z">
          <text:p/>
        </draw:path>
        <draw:path draw:style-name="gr15" draw:text-style-name="P16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5" draw:text-style-name="P12" draw:layer="layout" svg:width="0.152cm" svg:height="0.164cm" svg:x="3.517cm" svg:y="1.293cm" svg:viewBox="0 0 153 165" svg:d="M0 0c121 48 153 165 153 165-101-3-131-81-153-165z">
          <text:p/>
        </draw:path>
        <draw:path draw:style-name="gr7" draw:text-style-name="P15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7" draw:text-style-name="P15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7" draw:text-style-name="P15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7" draw:text-style-name="P15" draw:layer="layout" svg:width="0.163cm" svg:height="0.3cm" svg:x="1.591cm" svg:y="1.712cm" svg:viewBox="0 0 164 301" svg:d="M129 22l35 79c-48 8-103 200-103 200-124-73-20-301-20-301z">
          <text:p/>
        </draw:path>
        <draw:path draw:style-name="gr7" draw:text-style-name="P15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7" draw:text-style-name="P15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5" draw:text-style-name="P12" draw:layer="layout" svg:width="5.783cm" svg:height="1.725cm" svg:x="7.903cm" svg:y="9.109cm" svg:viewBox="0 0 5784 1726" svg:d="M157 1726h5470c0-90 157-139 157-139v-1587h-91c0 0-74 140-314 0h-4974c-240 140-314 0-314 0h-91v1587c0 0 157 49 157 139z">
          <text:p/>
        </draw:path>
        <draw:path draw:style-name="gr7" draw:text-style-name="P15" draw:layer="layout" svg:width="5.819cm" svg:height="1.759cm" svg:x="7.885cm" svg:y="9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16" draw:text-style-name="P13" draw:layer="layout" svg:width="5.783cm" svg:height="2.146cm" svg:x="7.903cm" svg:y="6.822cm" svg:viewBox="0 0 5784 2147" svg:d="M5627 0h-5470c0 90-157 138-157 138v2009h91c0 0 74-139 314 0h4974c240-139 314 0 314 0h91v-2009c0 0-157-48-157-138z">
          <text:p text:style-name="P2">31</text:p>
        </draw:path>
        <draw:path draw:style-name="gr7" draw:text-style-name="P15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16" draw:text-style-name="P20" draw:layer="layout" svg:width="1.788cm" svg:height="1.675cm" svg:x="9.826cm" svg:y="4.808cm" svg:viewBox="0 0 1789 1676" draw:points="1789,149 1789,1528 1641,1676 149,1676 0,1528 0,149 149,0 1641,0">
          <text:p text:style-name="P2"><text:span text:style-name="T8">+2</text:span></text:p>
        </draw:polygon>
        <draw:polygon draw:style-name="gr16" draw:text-style-name="P20" draw:layer="layout" svg:width="1.788cm" svg:height="1.675cm" svg:x="11.886cm" svg:y="4.808cm" svg:viewBox="0 0 1789 1676" draw:points="1789,149 1789,1528 1641,1676 148,1676 0,1528 0,149 148,0 1641,0">
          <text:p text:style-name="P2"><text:span text:style-name="T8">30</text:span></text:p>
        </draw:polygon>
        <draw:path draw:style-name="gr7" draw:text-style-name="P15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7" draw:text-style-name="P15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17" draw:text-style-name="P21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7" draw:text-style-name="P15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7" draw:text-style-name="P15" draw:layer="layout" svg:width="6.242cm" svg:height="1.753cm" svg:x="14.57cm" svg:y="7.225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<text:p/>
        </draw:path>
        <draw:path draw:style-name="gr7" draw:text-style-name="P15" draw:layer="layout" svg:width="6.242cm" svg:height="1.753cm" svg:x="14.57cm" svg:y="9.19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<text:p/>
        </draw:path>
        <draw:path draw:style-name="gr7" draw:text-style-name="P15" draw:layer="layout" svg:width="6.247cm" svg:height="1.754cm" svg:x="14.566cm" svg:y="11.123cm" svg:viewBox="0 0 6248 1755" svg:d="M13 1616c43 12 156 58 156 121v18h5910v-18c0-63 112-109 155-121l14-4v-1612l-129 1-5 9c-1 2-27 42-93 51-7-8-16-14-28-14-11 0-21 5-27 13-48-6-102-24-163-57l-5-3h-5349l-4 3c-62 33-115 51-164 57-6-8-16-13-27-13s-21 6-27 14c-67-9-93-49-94-51l-5-10h-128v1612zM74 1435c-20-33-32-58-36-66v-899c24 163 36 310 36 439zM204 1719c-15-75-127-119-166-133v-139c48 80 141 210 274 272zM6043 1719h-108c133-62 226-192 275-272v139c-39 14-152 58-167 133zM6210 1369c-5 8-16 33-37 66v-526c0-129 12-276 37-439zM106 36c13 17 50 52 118 60 7 10 18 16 30 16 14 0 25-7 32-17 51-6 109-26 172-59h5331c63 33 121 53 174 59 5 10 17 17 30 17s23-6 30-16c68-8 105-43 118-60h69v318c-37 209-56 396-56 555v555c-70 105-200 255-372 255h-5317c-172 0-302-150-372-255v-555c0-159-19-346-55-555v-318z">
          <text:p/>
        </draw:path>
        <draw:path draw:style-name="gr7" draw:text-style-name="P15" draw:layer="layout" svg:width="6.298cm" svg:height="2.285cm" svg:x="14.566cm" svg:y="4.745cm" svg:viewBox="0 0 6299 2286" svg:d="M6285 141c-43-12-157-59-157-123v-18h-5958v18c0 63-114 111-157 123l-13 4v2141h129l5-9c1-2 27-44 94-52 7 8 17 13 29 13 10 0 20-5 27-12 48 6 102 25 164 58l4 2h5394l4-2c62-33 116-52 164-58 7 7 17 12 28 12s21-5 28-13c67 8 93 50 94 52l5 9h130v-2141zM6223 324c21 34 33 59 37 67v1420c-25-165-37-314-37-444zM6092 35c16 78 128 122 168 136v141c-49-81-143-213-277-277zM206 35h109c-134 64-228 196-277 277v-141c39-14 153-58 168-136zM38 391c4-8 16-33 37-67v1043c0 130-12 279-37 444zM6191 2251c-13-18-50-54-119-61-7-10-18-18-30-18-15 0-25 8-32 19-52 6-110 25-174 60h-5374c-64-35-122-54-175-60-6-11-16-19-30-19-13 0-24 8-31 18-69 7-106 43-119 61h-69v-322c37-213 56-401 56-562v-1073c71-105 202-259 375-259h5360c174 0 305 154 375 260v1072c0 161 19 349 56 562v322z">
          <text:p/>
        </draw:path>
        <draw:polygon draw:style-name="gr5" draw:text-style-name="P12" draw:layer="layout" svg:width="2.727cm" svg:height="1.675cm" svg:x="10.917cm" svg:y="11.143cm" svg:viewBox="0 0 2728 1676" draw:points="2728,148 2728,1528 2579,1676 149,1676 0,1528 0,148 149,0 2579,0">
          <text:p/>
        </draw:polygon>
        <draw:path draw:style-name="gr7" draw:text-style-name="P15" draw:layer="layout" svg:width="2.788cm" svg:height="1.74cm" svg:x="10.886cm" svg:y="11.11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18" draw:text-style-name="P13" draw:layer="layout" svg:width="2.727cm" svg:height="1.675cm" svg:x="7.916cm" svg:y="11.143cm" svg:viewBox="0 0 2728 1676" draw:points="2728,148 2728,1528 2579,1676 149,1676 0,1528 0,148 149,0 2579,0">
          <text:p text:style-name="P22"><text:span text:style-name="T9">3</text:span></text:p>
          <text:p text:style-name="P22"><text:span text:style-name="T9">1d8+2</text:span></text:p>
        </draw:polygon>
        <draw:path draw:style-name="gr7" draw:text-style-name="P15" draw:layer="layout" svg:width="2.788cm" svg:height="1.74cm" svg:x="7.885cm" svg:y="11.11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7" draw:text-style-name="P15" draw:layer="layout" svg:width="1.238cm" svg:height="0.33cm" svg:x="12.199cm" svg:y="11.36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7" draw:text-style-name="P15" draw:layer="layout" svg:width="1.238cm" svg:height="0.33cm" svg:x="12.199cm" svg:y="11.893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path draw:style-name="gr7" draw:text-style-name="P15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7" draw:text-style-name="P15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9" draw:text-style-name="P24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 text:style-name="P23"><text:span text:style-name="T10"><text:s text:c="2"/></text:span><text:span text:style-name="T11">10</text:span></text:p>
        </draw:path>
        <draw:path draw:style-name="gr3" draw:text-style-name="P4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 text:style-name="P2"><text:span text:style-name="T1">8</text:span></text:p>
        </draw:path>
        <draw:path draw:style-name="gr16" draw:text-style-name="P25" draw:layer="layout" svg:width="0.862cm" svg:height="0.581cm" svg:x="1.586cm" svg:y="6.52cm" svg:viewBox="0 0 863 582" svg:d="M431 0c238 0 432 130 432 292 0 160-194 290-432 290-237 0-431-130-431-290 0-162 194-292 431-292z">
          <text:p text:style-name="P2">-1</text:p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7" draw:text-style-name="P15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4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 text:style-name="P2"><text:span text:style-name="T1">14</text:span></text:p>
        </draw:path>
        <draw:path draw:style-name="gr16" draw:text-style-name="P13" draw:layer="layout" svg:width="0.862cm" svg:height="0.581cm" svg:x="1.586cm" svg:y="9.054cm" svg:viewBox="0 0 863 582" svg:d="M431 0c238 0 432 130 432 291 0 160-194 291-432 291-237 0-431-131-431-291 0-161 194-291 431-291z">
          <text:p text:style-name="P2">+2</text:p>
        </draw:path>
        <draw:path draw:style-name="gr1" draw:text-style-name="P5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7" draw:text-style-name="P15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4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 text:style-name="P2"><text:span text:style-name="T1">14</text:span></text:p>
        </draw:path>
        <draw:path draw:style-name="gr16" draw:text-style-name="P13" draw:layer="layout" svg:width="0.862cm" svg:height="0.581cm" svg:x="1.586cm" svg:y="11.571cm" svg:viewBox="0 0 863 582" svg:d="M431 0c238 0 432 130 432 291s-194 291-432 291c-237 0-431-130-431-291s194-291 431-291z">
          <text:p text:style-name="P2">+2</text:p>
        </draw:path>
        <draw:path draw:style-name="gr1" draw:text-style-name="P5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7" draw:text-style-name="P15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16" draw:text-style-name="P13" draw:layer="layout" svg:width="0.862cm" svg:height="0.581cm" svg:x="1.586cm" svg:y="14.105cm" svg:viewBox="0 0 863 582" svg:d="M431 0c238 0 432 131 432 292 0 160-194 290-432 290-237 0-431-130-431-290 0-161 194-292 431-292z">
          <text:p text:style-name="P2">+4</text:p>
        </draw:path>
        <draw:path draw:style-name="gr1" draw:text-style-name="P5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7" draw:text-style-name="P15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16" draw:text-style-name="P13" draw:layer="layout" svg:width="0.862cm" svg:height="0.581cm" svg:x="1.586cm" svg:y="16.631cm" svg:viewBox="0 0 863 582" svg:d="M431 0c238 0 432 130 432 290 0 161-194 292-432 292-237 0-431-131-431-292 0-160 194-290 431-290z">
          <text:p text:style-name="P2">0</text:p>
        </draw:path>
        <draw:path draw:style-name="gr1" draw:text-style-name="P5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7" draw:text-style-name="P15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7" draw:text-style-name="P15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7" draw:text-style-name="P15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7" draw:text-style-name="P15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4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 text:style-name="P2"><text:span text:style-name="T1">12</text:span></text:p>
        </draw:path>
        <draw:path draw:style-name="gr16" draw:text-style-name="P13" draw:layer="layout" svg:width="0.862cm" svg:height="0.581cm" svg:x="1.586cm" svg:y="19.148cm" svg:viewBox="0 0 863 582" svg:d="M431 0c238 0 432 130 432 291s-194 291-432 291c-237 0-431-130-431-291s194-291 431-291z">
          <text:p text:style-name="P2">+1</text:p>
        </draw:path>
        <draw:path draw:style-name="gr1" draw:text-style-name="P5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7" draw:text-style-name="P15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7" draw:text-style-name="P15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7" draw:text-style-name="P15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7" draw:text-style-name="P15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7" draw:text-style-name="P15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5" draw:text-style-name="P12" draw:layer="layout" svg:width="1.176cm" svg:height="0.486cm" svg:x="6.298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7" draw:text-style-name="P15" draw:layer="layout" svg:width="1.211cm" svg:height="0.522cm" svg:x="6.28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5" draw:text-style-name="P12" draw:layer="layout" svg:width="1.503cm" svg:height="0.752cm" svg:x="6.68cm" svg:y="20.725cm" svg:viewBox="0 0 1504 753" draw:points="1504,463 1504,290 1274,0 231,0 0,290 0,463 231,753 1273,753">
          <text:p/>
        </draw:polygon>
        <draw:path draw:style-name="gr7" draw:text-style-name="P15" draw:layer="layout" svg:width="1.543cm" svg:height="0.792cm" svg:x="6.66cm" svg:y="20.705cm" svg:viewBox="0 0 1544 793" svg:d="M1303 793h-1062l-241-304v-186l241-303h1062l241 303v186zM261 753h1023l220-278v-158l-220-277h-1023l-221 277v158z">
          <text:p/>
        </draw:path>
        <draw:polygon draw:style-name="gr7" draw:text-style-name="P15" draw:layer="layout" svg:width="0.324cm" svg:height="0.39cm" svg:x="6.679cm" svg:y="20.718cm" svg:viewBox="0 0 325 391" draw:points="16,391 0,377 308,0 325,13">
          <text:p/>
        </draw:polygon>
        <draw:polygon draw:style-name="gr7" draw:text-style-name="P15" draw:layer="layout" svg:width="0.323cm" svg:height="0.39cm" svg:x="7.868cm" svg:y="20.718cm" svg:viewBox="0 0 324 391" draw:points="308,391 0,13 16,0 324,377">
          <text:p/>
        </draw:polygon>
        <draw:polygon draw:style-name="gr7" draw:text-style-name="P15" draw:layer="layout" svg:width="0.323cm" svg:height="0.39cm" svg:x="6.679cm" svg:y="21.094cm" svg:viewBox="0 0 324 391" draw:points="308,391 0,14 16,0 324,377">
          <text:p/>
        </draw:polygon>
        <draw:polygon draw:style-name="gr7" draw:text-style-name="P15" draw:layer="layout" svg:width="0.323cm" svg:height="0.39cm" svg:x="7.868cm" svg:y="21.094cm" svg:viewBox="0 0 324 391" draw:points="16,391 0,377 308,0 324,14">
          <text:p/>
        </draw:polygon>
        <draw:path draw:style-name="gr5" draw:text-style-name="P12" draw:layer="layout" svg:width="1.176cm" svg:height="0.486cm" svg:x="12.013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7" draw:text-style-name="P15" draw:layer="layout" svg:width="1.211cm" svg:height="0.521cm" svg:x="11.995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5" draw:text-style-name="P12" draw:layer="layout" svg:width="1.503cm" svg:height="0.753cm" svg:x="12.395cm" svg:y="20.724cm" svg:viewBox="0 0 1504 754" draw:points="1504,462 1504,291 1274,0 231,0 0,291 0,462 231,754 1273,754">
          <text:p/>
        </draw:polygon>
        <draw:path draw:style-name="gr7" draw:text-style-name="P15" draw:layer="layout" svg:width="1.543cm" svg:height="0.792cm" svg:x="12.375cm" svg:y="20.705cm" svg:viewBox="0 0 1544 793" svg:d="M1303 793h-1062l-241-304v-185l241-304h1062l241 304v185zM261 753h1023l220-278v-157l-220-279h-1023l-221 279v157z">
          <text:p/>
        </draw:path>
        <draw:path draw:style-name="gr7" draw:text-style-name="P15" draw:layer="layout" svg:width="0.071cm" svg:height="0.336cm" svg:x="12.446cm" svg:y="20.933cm" svg:viewBox="0 0 72 337" svg:d="M18 337l-17-13c32-45 50-99 50-154 0-57-18-111-51-157l17-13c36 51 55 109 55 170 0 60-18 118-54 167z">
          <text:p/>
        </draw:path>
        <draw:path draw:style-name="gr5" draw:text-style-name="P12" draw:layer="layout" svg:width="0.139cm" svg:height="0.092cm" svg:x="12.41cm" svg:y="21.055cm" svg:viewBox="0 0 140 93" svg:d="M75 89c6 2 12 4 19 4 25 0 46-21 46-46s-21-47-46-47c-7 0-13 2-19 4l-3 2c-1 1-3 1-4 2l-68 39 68 38c1 1 3 1 4 2z">
          <text:p/>
        </draw:path>
        <draw:path draw:style-name="gr7" draw:text-style-name="P15" draw:layer="layout" svg:width="0.166cm" svg:height="0.11cm" svg:x="12.392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7" draw:text-style-name="P15" draw:layer="layout" svg:width="0.22cm" svg:height="0.352cm" svg:x="12.52cm" svg:y="20.717cm" svg:viewBox="0 0 221 353" svg:d="M5 353c-1-2-14-51 4-120 18-63 67-155 203-233l9 15c-249 145-201 326-199 333z">
          <text:p/>
        </draw:path>
        <draw:path draw:style-name="gr7" draw:text-style-name="P15" draw:layer="layout" svg:width="0.22cm" svg:height="0.352cm" svg:x="12.52cm" svg:y="21.132cm" svg:viewBox="0 0 221 353" svg:d="M212 353c-136-78-185-169-203-232-18-68-4-119-4-121l17 5c-2 8-50 189 199 333z">
          <text:p/>
        </draw:path>
        <draw:path draw:style-name="gr7" draw:text-style-name="P15" draw:layer="layout" svg:width="0.469cm" svg:height="0.098cm" svg:x="12.614cm" svg:y="21.381cm" svg:viewBox="0 0 470 99" svg:d="M469 99l-18-4c1-1 5-25-12-41-15-14-52-27-140-3-188 50-295-34-299-38l11-13c1 0 104 80 284 34 77-21 130-18 157 8 23 23 17 55 17 57z">
          <text:p/>
        </draw:path>
        <draw:path draw:style-name="gr7" draw:text-style-name="P15" draw:layer="layout" svg:width="0.071cm" svg:height="0.336cm" svg:x="13.776cm" svg:y="20.933cm" svg:viewBox="0 0 72 337" svg:d="M54 337c-35-49-54-107-54-167 0-61 19-119 55-170l17 13c-33 46-51 100-51 157 0 56 17 109 50 154z">
          <text:p/>
        </draw:path>
        <draw:path draw:style-name="gr5" draw:text-style-name="P12" draw:layer="layout" svg:width="0.14cm" svg:height="0.092cm" svg:x="13.744cm" svg:y="21.055cm" svg:viewBox="0 0 141 93" svg:d="M65 89c-6 2-12 4-18 4-27 0-47-21-47-46s20-47 47-47c6 0 12 2 18 4l3 2c2 1 3 1 4 2l69 39-69 38c-1 1-2 1-4 2z">
          <text:p/>
        </draw:path>
        <draw:path draw:style-name="gr7" draw:text-style-name="P15" draw:layer="layout" svg:width="0.167cm" svg:height="0.11cm" svg:x="13.735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7" draw:text-style-name="P15" draw:layer="layout" svg:width="0.221cm" svg:height="0.352cm" svg:x="13.553cm" svg:y="20.717cm" svg:viewBox="0 0 222 353" svg:d="M216 353l-17-5c3-7 51-188-199-333l9-15c137 78 186 170 203 233 19 69 5 118 4 120z">
          <text:p/>
        </draw:path>
        <draw:path draw:style-name="gr7" draw:text-style-name="P15" draw:layer="layout" svg:width="0.221cm" svg:height="0.352cm" svg:x="13.553cm" svg:y="21.132cm" svg:viewBox="0 0 222 353" svg:d="M9 353l-9-15c250-144 202-325 199-333l17-5c1 2 15 53-4 121-17 63-66 154-203 232z">
          <text:p/>
        </draw:path>
        <draw:path draw:style-name="gr7" draw:text-style-name="P15" draw:layer="layout" svg:width="0.469cm" svg:height="0.098cm" svg:x="13.211cm" svg:y="21.381cm" svg:viewBox="0 0 470 99" svg:d="M1 99c-1-2-7-34 18-57 27-26 79-29 157-8 178 46 282-34 283-34l11 13c-5 4-111 88-299 38-88-24-125-11-140 4-17 16-12 40-12 40z">
          <text:p/>
        </draw:path>
        <draw:path draw:style-name="gr7" draw:text-style-name="P15" draw:layer="layout" svg:width="0.469cm" svg:height="0.097cm" svg:x="12.614cm" svg:y="20.723cm" svg:viewBox="0 0 470 98" svg:d="M11 98l-11-13c4-4 111-88 299-39 89 25 125 11 140-3 17-17 13-40 13-40l17-3c0 1 6 32-17 55-27 27-80 30-157 10-180-48-283 33-284 33z">
          <text:p/>
        </draw:path>
        <draw:path draw:style-name="gr7" draw:text-style-name="P15" draw:layer="layout" svg:width="0.469cm" svg:height="0.097cm" svg:x="13.211cm" svg:y="20.723cm" svg:viewBox="0 0 470 98" svg:d="M459 98c-1 0-105-81-283-33-78 20-130 17-157-10-25-23-19-54-18-55l18 3c0 1-5 24 12 40 15 14 52 28 140 3 188-49 294 35 299 39z">
          <text:p/>
        </draw:path>
        <draw:path draw:style-name="gr5" draw:text-style-name="P12" draw:layer="layout" svg:width="1.176cm" svg:height="0.486cm" svg:x="10.108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7" draw:text-style-name="P15" draw:layer="layout" svg:width="1.211cm" svg:height="0.522cm" svg:x="10.09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5" draw:text-style-name="P12" draw:layer="layout" svg:width="1.503cm" svg:height="0.752cm" svg:x="10.49cm" svg:y="20.725cm" svg:viewBox="0 0 1504 753" draw:points="1504,462 1504,290 1274,0 231,0 0,290 0,462 231,753 1273,753">
          <text:p/>
        </draw:polygon>
        <draw:path draw:style-name="gr7" draw:text-style-name="P15" draw:layer="layout" svg:width="1.543cm" svg:height="0.792cm" svg:x="10.47cm" svg:y="20.705cm" svg:viewBox="0 0 1544 793" svg:d="M1303 793h-1062l-241-303v-187l241-303h1062l241 303v187zM261 753h1023l220-277v-159l-220-277h-1023l-221 277v159z">
          <text:p/>
        </draw:path>
        <draw:path draw:style-name="gr7" draw:text-style-name="P15" draw:layer="layout" svg:width="0.071cm" svg:height="0.335cm" svg:x="10.541cm" svg:y="20.934cm" svg:viewBox="0 0 72 336" svg:d="M18 336l-17-12c32-46 50-100 50-156s-18-110-51-156l17-12c36 49 55 107 55 168 0 60-18 119-54 168z">
          <text:p/>
        </draw:path>
        <draw:path draw:style-name="gr7" draw:text-style-name="P15" draw:layer="layout" svg:width="0.071cm" svg:height="0.335cm" svg:x="11.871cm" svg:y="20.934cm" svg:viewBox="0 0 72 336" svg:d="M54 336c-35-49-54-108-54-168 0-61 19-119 55-168l17 12c-33 46-51 100-51 156s17 110 50 156z">
          <text:p/>
        </draw:path>
        <draw:path draw:style-name="gr5" draw:text-style-name="P12" draw:layer="layout" svg:width="0.069cm" svg:height="0.069cm" svg:x="10.569cm" svg:y="21.066cm" svg:viewBox="0 0 70 70" svg:d="M0 36c0-20 16-36 35-36 20 0 35 16 35 36 0 19-15 34-35 34-19 0-35-15-35-34z">
          <text:p/>
        </draw:path>
        <draw:path draw:style-name="gr7" draw:text-style-name="P15" draw:layer="layout" svg:width="0.087cm" svg:height="0.086cm" svg:x="10.56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5" draw:text-style-name="P12" draw:layer="layout" svg:width="0.069cm" svg:height="0.069cm" svg:x="11.845cm" svg:y="21.066cm" svg:viewBox="0 0 70 70" svg:d="M70 36c0-20-15-36-34-36s-36 16-36 36c0 19 17 34 36 34s34-15 34-34z">
          <text:p/>
        </draw:path>
        <draw:path draw:style-name="gr7" draw:text-style-name="P15" draw:layer="layout" svg:width="0.087cm" svg:height="0.086cm" svg:x="11.836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7" draw:text-style-name="P15" draw:layer="layout" svg:width="0.038cm" svg:height="0.095cm" svg:x="11.86cm" svg:y="20.987cm" svg:viewBox="0 0 39 96" svg:d="M30 96l9-2c0-3-5-69-36-94l-3 16c26 22 30 79 30 80z">
          <text:p/>
        </draw:path>
        <draw:path draw:style-name="gr7" draw:text-style-name="P15" draw:layer="layout" svg:width="0.325cm" svg:height="0.282cm" svg:x="11.585cm" svg:y="20.719cm" svg:viewBox="0 0 326 283" svg:d="M311 283l-138-178c-1 0-29-28-74 2l-6 5-93-100 13-12 83 89c54-32 90 5 90 5l140 178z">
          <text:p/>
        </draw:path>
        <draw:path draw:style-name="gr7" draw:text-style-name="P15" draw:layer="layout" svg:width="0.082cm" svg:height="0.096cm" svg:x="11.899cm" svg:y="21.12cm" svg:viewBox="0 0 83 97" svg:d="M76 97c-66-26-75-91-76-94l19-3c0 3 9 58 64 79z">
          <text:p/>
        </draw:path>
        <draw:path draw:style-name="gr7" draw:text-style-name="P15" draw:layer="layout" svg:width="0.325cm" svg:height="0.282cm" svg:x="11.585cm" svg:y="21.201cm" svg:viewBox="0 0 326 283" svg:d="M13 283l-13-12 93-100 6 4c46 31 73 3 74 2l138-177 15 11-139 177c-1 1-37 38-91 6z">
          <text:p/>
        </draw:path>
        <draw:path draw:style-name="gr7" draw:text-style-name="P15" draw:layer="layout" svg:width="0.082cm" svg:height="0.095cm" svg:x="10.504cm" svg:y="20.987cm" svg:viewBox="0 0 83 96" svg:d="M65 96c0-2-9-58-65-80l7-16c66 25 75 91 76 94z">
          <text:p/>
        </draw:path>
        <draw:path draw:style-name="gr7" draw:text-style-name="P15" draw:layer="layout" svg:width="0.325cm" svg:height="0.282cm" svg:x="10.575cm" svg:y="20.719cm" svg:viewBox="0 0 326 283" svg:d="M14 283l-14-11 139-177c1-1 37-38 91-6l83-89 13 12-93 100-6-5c-46-30-73-2-75-1z">
          <text:p/>
        </draw:path>
        <draw:path draw:style-name="gr7" draw:text-style-name="P15" draw:layer="layout" svg:width="0.082cm" svg:height="0.096cm" svg:x="10.504cm" svg:y="21.12cm" svg:viewBox="0 0 83 97" svg:d="M7 97l-7-18c57-21 65-79 65-79l18 3c-1 3-10 68-76 94z">
          <text:p/>
        </draw:path>
        <draw:path draw:style-name="gr7" draw:text-style-name="P15" draw:layer="layout" svg:width="0.325cm" svg:height="0.282cm" svg:x="10.575cm" svg:y="21.201cm" svg:viewBox="0 0 326 283" svg:d="M313 283l-83-89c-54 32-90-5-90-5l-140-178 14-11 139 177c1 1 29 29 74-2l6-4 93 100z">
          <text:p/>
        </draw:path>
        <draw:path draw:style-name="gr5" draw:text-style-name="P12" draw:layer="layout" svg:width="1.176cm" svg:height="0.486cm" svg:x="8.203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7" draw:text-style-name="P15" draw:layer="layout" svg:width="1.211cm" svg:height="0.521cm" svg:x="8.185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5" draw:text-style-name="P12" draw:layer="layout" svg:width="1.503cm" svg:height="0.753cm" svg:x="8.585cm" svg:y="20.724cm" svg:viewBox="0 0 1504 754" draw:points="1504,463 1504,292 1274,0 231,0 0,292 0,463 231,754 1273,754">
          <text:p/>
        </draw:polygon>
        <draw:path draw:style-name="gr7" draw:text-style-name="P15" draw:layer="layout" svg:width="1.543cm" svg:height="0.792cm" svg:x="8.565cm" svg:y="20.705cm" svg:viewBox="0 0 1544 793" svg:d="M1303 793h-1062l-241-305v-185l241-303h1062l241 303v185zM261 753h1023l220-279v-157l-220-278h-1023l-221 278v157z">
          <text:p/>
        </draw:path>
        <draw:path draw:style-name="gr7" draw:text-style-name="P15" draw:layer="layout" svg:width="0.069cm" svg:height="0.069cm" svg:x="8.664cm" svg:y="21.066cm" svg:viewBox="0 0 70 70" svg:d="M0 36c0-19 16-36 35-36 20 0 35 17 35 36s-15 34-35 34c-19 0-35-15-35-34z">
          <text:p/>
        </draw:path>
        <draw:polygon draw:style-name="gr7" draw:text-style-name="P15" draw:layer="layout" svg:width="0.238cm" svg:height="0.285cm" svg:x="8.669cm" svg:y="21.198cm" svg:viewBox="0 0 239 286" draw:points="223,286 0,14 16,0 239,273">
          <text:p/>
        </draw:polygon>
        <draw:polygon draw:style-name="gr7" draw:text-style-name="P15" draw:layer="layout" svg:width="0.24cm" svg:height="0.285cm" svg:x="8.668cm" svg:y="20.718cm" svg:viewBox="0 0 241 286" draw:points="16,286 0,273 224,0 241,13">
          <text:p/>
        </draw:polygon>
        <draw:path draw:style-name="gr7" draw:text-style-name="P15" draw:layer="layout" svg:width="0.071cm" svg:height="0.336cm" svg:x="8.636cm" svg:y="20.933cm" svg:viewBox="0 0 72 337" svg:d="M18 337l-17-13c32-45 50-98 50-154 0-57-18-111-51-157l17-13c36 50 55 109 55 170 0 60-18 118-54 167z">
          <text:p/>
        </draw:path>
        <draw:path draw:style-name="gr7" draw:text-style-name="P15" draw:layer="layout" svg:width="0.069cm" svg:height="0.069cm" svg:x="9.94cm" svg:y="21.066cm" svg:viewBox="0 0 70 70" svg:d="M70 36c0-19-15-36-34-36s-36 17-36 36 17 34 36 34 34-15 34-34z">
          <text:p/>
        </draw:path>
        <draw:polygon draw:style-name="gr7" draw:text-style-name="P15" draw:layer="layout" svg:width="0.24cm" svg:height="0.285cm" svg:x="9.766cm" svg:y="21.198cm" svg:viewBox="0 0 241 286" draw:points="16,286 0,273 224,0 241,13">
          <text:p/>
        </draw:polygon>
        <draw:polygon draw:style-name="gr7" draw:text-style-name="P15" draw:layer="layout" svg:width="0.24cm" svg:height="0.285cm" svg:x="9.766cm" svg:y="20.718cm" svg:viewBox="0 0 241 286" draw:points="224,286 0,13 16,0 241,272">
          <text:p/>
        </draw:polygon>
        <draw:path draw:style-name="gr7" draw:text-style-name="P15" draw:layer="layout" svg:width="0.071cm" svg:height="0.336cm" svg:x="9.966cm" svg:y="20.933cm" svg:viewBox="0 0 72 337" svg:d="M54 337c-35-49-54-107-54-167 0-61 19-120 55-170l17 13c-33 46-51 100-51 157 0 56 17 109 50 154z">
          <text:p/>
        </draw:path>
        <draw:line draw:style-name="gr20" draw:text-style-name="P16" draw:layer="layout" svg:x1="9.525cm" svg:y1="2.251cm" svg:x2="20.04cm" svg:y2="2.251cm">
          <text:p/>
        </draw:line>
        <draw:line draw:style-name="gr20" draw:text-style-name="P16" draw:layer="layout" svg:x1="9.525cm" svg:y1="3.171cm" svg:x2="20.04cm" svg:y2="3.171cm">
          <text:p/>
        </draw:line>
        <draw:frame draw:style-name="gr21" draw:text-style-name="P27" draw:layer="layout" svg:width="0.688cm" svg:height="0.276cm" svg:x="9.55cm" svg:y="3.175cm">
          <draw:text-box>
            <text:p text:style-name="P26"><text:span text:style-name="T12">RACE</text:span></text:p>
          </draw:text-box>
        </draw:frame>
        <draw:frame draw:style-name="gr22" draw:text-style-name="P27" draw:layer="layout" svg:width="1.877cm" svg:height="0.276cm" svg:x="9.55cm" svg:y="2.255cm">
          <draw:text-box>
            <text:p text:style-name="P26"><text:span text:style-name="T12">CLASS &amp; LEVEL</text:span></text:p>
          </draw:text-box>
        </draw:frame>
        <draw:frame draw:style-name="gr23" draw:text-style-name="P27" draw:layer="layout" svg:width="1.755cm" svg:height="0.276cm" svg:x="16.942cm" svg:y="2.255cm">
          <draw:text-box>
            <text:p text:style-name="P26"><text:span text:style-name="T12">PLAYER NAME</text:span></text:p>
          </draw:text-box>
        </draw:frame>
        <draw:frame draw:style-name="gr24" draw:text-style-name="P27" draw:layer="layout" svg:width="2.313cm" svg:height="0.276cm" svg:x="2.437cm" svg:y="3.182cm">
          <draw:text-box>
            <text:p text:style-name="P26"><text:span text:style-name="T12">CHARACTER NAME</text:span></text:p>
          </draw:text-box>
        </draw:frame>
        <draw:frame draw:style-name="gr25" draw:text-style-name="P27" draw:layer="layout" svg:width="1.767cm" svg:height="0.276cm" svg:x="13.528cm" svg:y="2.255cm">
          <draw:text-box>
            <text:p text:style-name="P26"><text:span text:style-name="T12">BACKGROUND</text:span></text:p>
          </draw:text-box>
        </draw:frame>
        <draw:frame draw:style-name="gr26" draw:text-style-name="P27" draw:layer="layout" svg:width="2.576cm" svg:height="0.276cm" svg:x="16.942cm" svg:y="3.182cm">
          <draw:text-box>
            <text:p text:style-name="P26"><text:span text:style-name="T12">EXPERIENCE POINTS</text:span></text:p>
          </draw:text-box>
        </draw:frame>
        <draw:frame draw:style-name="gr27" draw:text-style-name="P27" draw:layer="layout" svg:width="1.433cm" svg:height="0.276cm" svg:x="13.528cm" svg:y="3.175cm">
          <draw:text-box>
            <text:p text:style-name="P26"><text:span text:style-name="T12">ALIGNMENT</text:span></text:p>
          </draw:text-box>
        </draw:frame>
        <draw:frame draw:style-name="gr28" draw:text-style-name="P28" draw:layer="layout" svg:width="9.43cm" svg:height="0.196cm" svg:x="6.157cm" svg:y="27.298cm">
          <draw:text-box>
            <text:p text:style-name="P26"><text:span text:style-name="T13">TM &amp; © 2014 Wizards of the Coast LLC. Permission is granted to photocopy this document for personal use.</text:span></text:p>
          </draw:text-box>
        </draw:frame>
        <draw:line draw:style-name="gr20" draw:text-style-name="P16" draw:layer="layout" svg:x1="10.251cm" svg:y1="7.319cm" svg:x2="13.424cm" svg:y2="7.319cm">
          <text:p/>
        </draw:line>
        <draw:line draw:style-name="gr20" draw:text-style-name="P16" draw:layer="layout" svg:x1="8.71cm" svg:y1="11.573cm" svg:x2="10.396cm" svg:y2="11.573cm">
          <text:p/>
        </draw:line>
        <draw:path draw:style-name="gr5" draw:text-style-name="P12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9" draw:text-style-name="P27" draw:layer="layout" svg:width="2.055cm" svg:height="0.276cm" svg:x="8.105cm" svg:y="7.083cm">
          <draw:text-box>
            <text:p text:style-name="P26"><text:span text:style-name="T14">Hit Point Maximum</text:span></text:p>
          </draw:text-box>
        </draw:frame>
        <draw:line draw:style-name="gr30" draw:text-style-name="P16" draw:layer="layout" svg:x1="3.986cm" svg:y1="7.598cm" svg:x2="4.488cm" svg:y2="7.598cm">
          <text:p/>
        </draw:line>
        <draw:frame draw:style-name="gr31" draw:text-style-name="P30" draw:layer="layout" svg:width="0.412cm" svg:height="0.395cm" svg:x="4.098cm" svg:y="7.288cm">
          <draw:text-box>
            <text:p text:style-name="P29"><text:span text:style-name="T15"><text:s/></text:span><text:span text:style-name="T15">-1</text:span></text:p>
          </draw:text-box>
        </draw:frame>
        <draw:frame draw:style-name="gr32" draw:text-style-name="P27" draw:layer="layout" svg:width="0.246cm" svg:height="0.276cm" svg:x="4.488cm" svg:y="7.384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33" draw:text-style-name="P27" draw:layer="layout" svg:width="0.925cm" svg:height="0.276cm" svg:x="4.621cm" svg:y="7.313cm">
          <draw:text-box>
            <text:p text:style-name="P26"><text:span text:style-name="T12">Strength</text:span></text:p>
          </draw:text-box>
        </draw:frame>
        <draw:line draw:style-name="gr30" draw:text-style-name="P16" draw:layer="layout" svg:x1="3.986cm" svg:y1="8.074cm" svg:x2="4.488cm" svg:y2="8.074cm">
          <text:p/>
        </draw:line>
        <draw:frame draw:style-name="gr34" draw:text-style-name="P31" draw:layer="layout" svg:width="0.4cm" svg:height="0.395cm" svg:x="4.098cm" svg:y="7.725cm">
          <draw:text-box>
            <text:p text:style-name="P26"><text:span text:style-name="T15">+2</text:span></text:p>
          </draw:text-box>
        </draw:frame>
        <draw:frame draw:style-name="gr32" draw:text-style-name="P27" draw:layer="layout" svg:width="0.246cm" svg:height="0.276cm" svg:x="4.488cm" svg:y="7.86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35" draw:text-style-name="P32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6" draw:text-style-name="P27" draw:layer="layout" svg:width="0.967cm" svg:height="0.276cm" svg:x="4.621cm" svg:y="7.789cm">
          <draw:text-box>
            <text:p text:style-name="P26"><text:span text:style-name="T12">Dexterity</text:span></text:p>
          </draw:text-box>
        </draw:frame>
        <draw:line draw:style-name="gr30" draw:text-style-name="P16" draw:layer="layout" svg:x1="3.986cm" svg:y1="8.55cm" svg:x2="4.488cm" svg:y2="8.55cm">
          <text:p/>
        </draw:line>
        <draw:frame draw:style-name="gr37" draw:text-style-name="P33" draw:layer="layout" svg:width="0.497cm" svg:height="0.395cm" svg:x="3.998cm" svg:y="8.201cm">
          <draw:text-box>
            <text:p text:style-name="P26"><text:span text:style-name="T16"><text:s/></text:span><text:span text:style-name="T16">+4</text:span></text:p>
          </draw:text-box>
        </draw:frame>
        <draw:frame draw:style-name="gr38" draw:text-style-name="P34" draw:layer="layout" svg:width="0.307cm" svg:height="0.276cm" svg:x="4.427cm" svg:y="8.336cm">
          <draw:text-box>
            <text:p text:style-name="P26"><text:span text:style-name="T12"><text:s/></text:span></text:p>
          </draw:text-box>
        </draw:frame>
        <draw:path draw:style-name="gr7" draw:text-style-name="P35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9" draw:text-style-name="P27" draw:layer="layout" svg:width="1.293cm" svg:height="0.276cm" svg:x="4.621cm" svg:y="8.266cm">
          <draw:text-box>
            <text:p text:style-name="P26"><text:span text:style-name="T12">Constitution</text:span></text:p>
          </draw:text-box>
        </draw:frame>
        <draw:line draw:style-name="gr30" draw:text-style-name="P16" draw:layer="layout" svg:x1="3.986cm" svg:y1="9.027cm" svg:x2="4.488cm" svg:y2="9.027cm">
          <text:p/>
        </draw:line>
        <draw:frame draw:style-name="gr37" draw:text-style-name="P31" draw:layer="layout" svg:width="0.497cm" svg:height="0.395cm" svg:x="3.998cm" svg:y="8.677cm">
          <draw:text-box>
            <text:p text:style-name="P26"><text:span text:style-name="T15"><text:s/></text:span><text:span text:style-name="T15">+6</text:span></text:p>
          </draw:text-box>
        </draw:frame>
        <draw:frame draw:style-name="gr32" draw:text-style-name="P27" draw:layer="layout" svg:width="0.246cm" svg:height="0.276cm" svg:x="4.488cm" svg:y="8.812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40" draw:text-style-name="P27" draw:layer="layout" svg:width="1.238cm" svg:height="0.276cm" svg:x="4.621cm" svg:y="8.742cm">
          <draw:text-box>
            <text:p text:style-name="P26"><text:span text:style-name="T12">Intelligence</text:span></text:p>
          </draw:text-box>
        </draw:frame>
        <draw:line draw:style-name="gr30" draw:text-style-name="P16" draw:layer="layout" svg:x1="3.986cm" svg:y1="9.503cm" svg:x2="4.488cm" svg:y2="9.503cm">
          <text:p/>
        </draw:line>
        <draw:frame draw:style-name="gr41" draw:text-style-name="P31" draw:layer="layout" svg:width="0.294cm" svg:height="0.395cm" svg:x="4.198cm" svg:y="9.153cm">
          <draw:text-box>
            <text:p text:style-name="P26"><text:span text:style-name="T15"><text:s/></text:span><text:span text:style-name="T15">0</text:span></text:p>
          </draw:text-box>
        </draw:frame>
        <draw:frame draw:style-name="gr32" draw:text-style-name="P27" draw:layer="layout" svg:width="0.246cm" svg:height="0.276cm" svg:x="4.488cm" svg:y="9.289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42" draw:text-style-name="P27" draw:layer="layout" svg:width="0.887cm" svg:height="0.276cm" svg:x="4.621cm" svg:y="9.218cm">
          <draw:text-box>
            <text:p text:style-name="P26"><text:span text:style-name="T12">Wisdom</text:span></text:p>
          </draw:text-box>
        </draw:frame>
        <draw:line draw:style-name="gr30" draw:text-style-name="P16" draw:layer="layout" svg:x1="3.986cm" svg:y1="9.979cm" svg:x2="4.488cm" svg:y2="9.979cm">
          <text:p/>
        </draw:line>
        <draw:frame draw:style-name="gr37" draw:text-style-name="P31" draw:layer="layout" svg:width="0.497cm" svg:height="0.395cm" svg:x="3.998cm" svg:y="9.63cm">
          <draw:text-box>
            <text:p text:style-name="P26"><text:span text:style-name="T15"><text:s/></text:span><text:span text:style-name="T15">+1</text:span></text:p>
          </draw:text-box>
        </draw:frame>
        <draw:frame draw:style-name="gr32" draw:text-style-name="P27" draw:layer="layout" svg:width="0.246cm" svg:height="0.276cm" svg:x="4.488cm" svg:y="9.765cm">
          <draw:text-box>
            <text:p text:style-name="P26"><text:span text:style-name="T12"><text:s/></text:span></text:p>
          </draw:text-box>
        </draw:frame>
        <draw:frame draw:style-name="gr43" draw:text-style-name="P27" draw:layer="layout" svg:width="1.048cm" svg:height="0.276cm" svg:x="4.621cm" svg:y="9.694cm">
          <draw:text-box>
            <text:p text:style-name="P26"><text:span text:style-name="T12">Charisma</text:span></text:p>
          </draw:text-box>
        </draw:frame>
        <draw:frame draw:style-name="gr44" draw:text-style-name="P36" draw:layer="layout" svg:width="0.286cm" svg:height="0.225cm" svg:x="6.375cm" svg:y="20.99cm">
          <draw:text-box>
            <text:p text:style-name="P26"><text:span text:style-name="T17">CP</text:span></text:p>
          </draw:text-box>
        </draw:frame>
        <draw:frame draw:style-name="gr45" draw:text-style-name="P36" draw:layer="layout" svg:width="0.273cm" svg:height="0.225cm" svg:x="12.095cm" svg:y="20.981cm">
          <draw:text-box>
            <text:p text:style-name="P26"><text:span text:style-name="T17">PP</text:span></text:p>
          </draw:text-box>
        </draw:frame>
        <draw:frame draw:style-name="gr46" draw:text-style-name="P36" draw:layer="layout" svg:width="0.294cm" svg:height="0.225cm" svg:x="10.175cm" svg:y="20.99cm">
          <draw:text-box>
            <text:p text:style-name="P26"><text:span text:style-name="T17">GP</text:span></text:p>
          </draw:text-box>
        </draw:frame>
        <draw:frame draw:style-name="gr45" draw:text-style-name="P36" draw:layer="layout" svg:width="0.273cm" svg:height="0.225cm" svg:x="8.288cm" svg:y="20.982cm">
          <draw:text-box>
            <text:p text:style-name="P26"><text:span text:style-name="T17">SP</text:span></text:p>
          </draw:text-box>
        </draw:frame>
        <draw:frame draw:style-name="gr47" draw:text-style-name="P36" draw:layer="layout" svg:width="3.291cm" svg:height="0.225cm" svg:x="2.563cm" svg:y="21.012cm">
          <draw:text-box>
            <text:p text:style-name="P26"><text:span text:style-name="T18">PASSIVE WISDOM (PERCEPTION)</text:span></text:p>
          </draw:text-box>
        </draw:frame>
        <draw:frame draw:style-name="gr48" draw:text-style-name="P37" draw:layer="layout" svg:width="1.583cm" svg:height="0.255cm" svg:x="9.525cm" svg:y="26.722cm">
          <draw:text-box>
            <text:p text:style-name="P26"><text:span text:style-name="T19">EQUIPMENT</text:span></text:p>
          </draw:text-box>
        </draw:frame>
        <draw:frame draw:style-name="gr49" draw:text-style-name="P37" draw:layer="layout" svg:width="3.597cm" svg:height="0.255cm" svg:x="1.874cm" svg:y="26.722cm">
          <draw:text-box>
            <text:p text:style-name="P26"><text:span text:style-name="T19"><text:s/></text:span><text:span text:style-name="T19">PROFICIENCIES &amp; LANGUAGES</text:span></text:p>
          </draw:text-box>
        </draw:frame>
        <draw:frame draw:style-name="gr50" draw:text-style-name="P37" draw:layer="layout" svg:width="3.152cm" svg:height="0.255cm" svg:x="9.219cm" svg:y="16.507cm">
          <draw:text-box>
            <text:p text:style-name="P26"><text:span text:style-name="T19">ATTACKS &amp; SPELLCASTING</text:span></text:p>
          </draw:text-box>
        </draw:frame>
        <draw:path draw:style-name="gr7" draw:text-style-name="P15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5" draw:text-style-name="P12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51" draw:text-style-name="P37" draw:layer="layout" svg:width="2.352cm" svg:height="0.255cm" svg:x="16.457cm" svg:y="26.728cm">
          <draw:text-box>
            <text:p text:style-name="P26"><text:span text:style-name="T19">FEATURES &amp; TRAITS</text:span></text:p>
          </draw:text-box>
        </draw:frame>
        <draw:line draw:style-name="gr52" draw:text-style-name="P38" draw:layer="layout" svg:x1="3.951cm" svg:y1="11.664cm" svg:x2="4.452cm" svg:y2="11.664cm">
          <text:p>1</text:p>
        </draw:line>
        <draw:frame draw:style-name="gr53" draw:text-style-name="P39" draw:layer="layout" svg:width="0.228cm" svg:height="0.255cm" svg:x="3.798cm" svg:y="11.466cm">
          <draw:text-box>
            <text:p text:style-name="P26"><text:span text:style-name="T20"><text:s/></text:span></text:p>
          </draw:text-box>
        </draw:frame>
        <draw:frame draw:style-name="gr53" draw:text-style-name="P39" draw:layer="layout" svg:width="0.228cm" svg:height="0.255cm" svg:x="4.453cm" svg:y="11.466cm">
          <draw:text-box>
            <text:p text:style-name="P26"><text:span text:style-name="T20"><text:s/></text:span></text:p>
          </draw:text-box>
        </draw:frame>
        <draw:path draw:style-name="gr5" draw:text-style-name="P12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7" draw:text-style-name="P15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4" draw:text-style-name="P27" draw:layer="layout" svg:width="1.81cm" svg:height="0.276cm" svg:x="4.621cm" svg:y="11.379cm">
          <draw:text-box>
            <text:p text:style-name="P26"><text:span text:style-name="T12">Acrobatics </text:span><text:span text:style-name="T21">(Dex)</text:span></text:p>
          </draw:text-box>
        </draw:frame>
        <draw:line draw:style-name="gr52" draw:text-style-name="P38" draw:layer="layout" svg:x1="3.951cm" svg:y1="12.14cm" svg:x2="4.452cm" svg:y2="12.14cm">
          <text:p>2</text:p>
        </draw:line>
        <draw:frame draw:style-name="gr32" draw:text-style-name="P27" draw:layer="layout" svg:width="0.246cm" svg:height="0.276cm" svg:x="3.798cm" svg:y="11.926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1.926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09cm" svg:x="3.575cm" svg:y="12.368cm" svg:viewBox="0 0 211 210" svg:d="M106 210c58 0 105-47 105-104 0-59-47-106-105-106-59 0-106 47-106 106 0 57 47 104 106 104z">
          <text:p/>
        </draw:path>
        <draw:path draw:style-name="gr7" draw:text-style-name="P15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5" draw:text-style-name="P27" draw:layer="layout" svg:width="2.424cm" svg:height="0.276cm" svg:x="4.621cm" svg:y="11.855cm">
          <draw:text-box>
            <text:p text:style-name="P26"><text:span text:style-name="T12">Animal Handling </text:span><text:span text:style-name="T21">(Wis)</text:span></text:p>
          </draw:text-box>
        </draw:frame>
        <draw:line draw:style-name="gr52" draw:text-style-name="P38" draw:layer="layout" svg:x1="3.951cm" svg:y1="12.616cm" svg:x2="4.452cm" svg:y2="12.616cm">
          <text:p>2</text:p>
        </draw:line>
        <draw:frame draw:style-name="gr32" draw:text-style-name="P27" draw:layer="layout" svg:width="0.246cm" svg:height="0.276cm" svg:x="3.798cm" svg:y="12.402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2.402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6" draw:text-style-name="P27" draw:layer="layout" svg:width="1.276cm" svg:height="0.276cm" svg:x="4.621cm" svg:y="12.332cm">
          <draw:text-box>
            <text:p text:style-name="P26"><text:span text:style-name="T12">Arcana </text:span><text:span text:style-name="T21">(Int)</text:span></text:p>
          </draw:text-box>
        </draw:frame>
        <draw:line draw:style-name="gr52" draw:text-style-name="P38" draw:layer="layout" svg:x1="3.951cm" svg:y1="13.093cm" svg:x2="4.452cm" svg:y2="13.093cm">
          <text:p>3</text:p>
        </draw:line>
        <draw:frame draw:style-name="gr32" draw:text-style-name="P27" draw:layer="layout" svg:width="0.246cm" svg:height="0.276cm" svg:x="3.798cm" svg:y="12.879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2.879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7" draw:text-style-name="P27" draw:layer="layout" svg:width="1.471cm" svg:height="0.276cm" svg:x="4.621cm" svg:y="12.808cm">
          <draw:text-box>
            <text:p text:style-name="P26"><text:span text:style-name="T12">Athletics </text:span><text:span text:style-name="T21">(Str)</text:span></text:p>
          </draw:text-box>
        </draw:frame>
        <draw:line draw:style-name="gr52" draw:text-style-name="P38" draw:layer="layout" svg:x1="3.951cm" svg:y1="13.569cm" svg:x2="4.452cm" svg:y2="13.569cm">
          <text:p>2</text:p>
        </draw:line>
        <draw:frame draw:style-name="gr32" draw:text-style-name="P27" draw:layer="layout" svg:width="0.246cm" svg:height="0.276cm" svg:x="3.798cm" svg:y="13.355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3.355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09cm" svg:x="3.575cm" svg:y="13.797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8" draw:text-style-name="P27" draw:layer="layout" svg:width="1.78cm" svg:height="0.276cm" svg:x="4.621cm" svg:y="13.284cm">
          <draw:text-box>
            <text:p text:style-name="P26"><text:span text:style-name="T12">Deception </text:span><text:span text:style-name="T21">(Cha)</text:span></text:p>
          </draw:text-box>
        </draw:frame>
        <draw:line draw:style-name="gr52" draw:text-style-name="P38" draw:layer="layout" svg:x1="3.951cm" svg:y1="14.045cm" svg:x2="4.452cm" svg:y2="14.045cm">
          <text:p>3</text:p>
        </draw:line>
        <draw:frame draw:style-name="gr32" draw:text-style-name="P27" draw:layer="layout" svg:width="0.246cm" svg:height="0.276cm" svg:x="3.798cm" svg:y="13.831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3.831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7" draw:text-style-name="P15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9" draw:text-style-name="P27" draw:layer="layout" svg:width="1.264cm" svg:height="0.276cm" svg:x="4.621cm" svg:y="13.76cm">
          <draw:text-box>
            <text:p text:style-name="P26"><text:span text:style-name="T12">History </text:span><text:span text:style-name="T21">(Int)</text:span></text:p>
          </draw:text-box>
        </draw:frame>
        <draw:line draw:style-name="gr52" draw:text-style-name="P38" draw:layer="layout" svg:x1="3.951cm" svg:y1="14.521cm" svg:x2="4.452cm" svg:y2="14.521cm">
          <text:p>3</text:p>
        </draw:line>
        <draw:frame draw:style-name="gr32" draw:text-style-name="P27" draw:layer="layout" svg:width="0.246cm" svg:height="0.276cm" svg:x="3.798cm" svg:y="14.307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4.307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60" draw:text-style-name="P27" draw:layer="layout" svg:width="1.361cm" svg:height="0.276cm" svg:x="4.621cm" svg:y="14.237cm">
          <draw:text-box>
            <text:p text:style-name="P26"><text:span text:style-name="T12">Insight </text:span><text:span text:style-name="T21">(Wis)</text:span></text:p>
          </draw:text-box>
        </draw:frame>
        <draw:line draw:style-name="gr30" draw:text-style-name="P16" draw:layer="layout" svg:x1="3.951cm" svg:y1="14.998cm" svg:x2="4.452cm" svg:y2="14.998cm">
          <text:p/>
        </draw:line>
        <draw:frame draw:style-name="gr32" draw:text-style-name="P27" draw:layer="layout" svg:width="0.246cm" svg:height="0.276cm" svg:x="3.798cm" svg:y="14.784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4.784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1cm" svg:x="3.575cm" svg:y="15.225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61" draw:text-style-name="P27" draw:layer="layout" svg:width="1.929cm" svg:height="0.276cm" svg:x="4.621cm" svg:y="14.713cm">
          <draw:text-box>
            <text:p text:style-name="P26"><text:span text:style-name="T12">Intimidation </text:span><text:span text:style-name="T21">(Cha)</text:span></text:p>
          </draw:text-box>
        </draw:frame>
        <draw:line draw:style-name="gr30" draw:text-style-name="P16" draw:layer="layout" svg:x1="3.951cm" svg:y1="15.474cm" svg:x2="4.452cm" svg:y2="15.474cm">
          <text:p/>
        </draw:line>
        <draw:frame draw:style-name="gr32" draw:text-style-name="P27" draw:layer="layout" svg:width="0.246cm" svg:height="0.276cm" svg:x="3.798cm" svg:y="15.26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5.26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09cm" svg:x="3.575cm" svg:y="15.702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62" draw:text-style-name="P27" draw:layer="layout" svg:width="1.873cm" svg:height="0.276cm" svg:x="4.621cm" svg:y="15.189cm">
          <draw:text-box>
            <text:p text:style-name="P26"><text:span text:style-name="T12">Investigation </text:span><text:span text:style-name="T21">(Int)</text:span></text:p>
          </draw:text-box>
        </draw:frame>
        <draw:line draw:style-name="gr30" draw:text-style-name="P16" draw:layer="layout" svg:x1="3.951cm" svg:y1="15.95cm" svg:x2="4.452cm" svg:y2="15.95cm">
          <text:p/>
        </draw:line>
        <draw:frame draw:style-name="gr32" draw:text-style-name="P27" draw:layer="layout" svg:width="0.246cm" svg:height="0.276cm" svg:x="3.798cm" svg:y="15.736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5.736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7" draw:text-style-name="P15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63" draw:text-style-name="P27" draw:layer="layout" svg:width="1.62cm" svg:height="0.276cm" svg:x="4.621cm" svg:y="15.665cm">
          <draw:text-box>
            <text:p text:style-name="P26"><text:span text:style-name="T12">Medicine </text:span><text:span text:style-name="T21">(Wis)</text:span></text:p>
          </draw:text-box>
        </draw:frame>
        <draw:line draw:style-name="gr30" draw:text-style-name="P16" draw:layer="layout" svg:x1="3.951cm" svg:y1="16.426cm" svg:x2="4.452cm" svg:y2="16.426cm">
          <text:p/>
        </draw:line>
        <draw:frame draw:style-name="gr32" draw:text-style-name="P27" draw:layer="layout" svg:width="0.246cm" svg:height="0.276cm" svg:x="3.798cm" svg:y="16.212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6.212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4" draw:text-style-name="P27" draw:layer="layout" svg:width="1.234cm" svg:height="0.276cm" svg:x="4.621cm" svg:y="16.142cm">
          <draw:text-box>
            <text:p text:style-name="P26"><text:span text:style-name="T12">Nature </text:span><text:span text:style-name="T21">(Int)</text:span></text:p>
          </draw:text-box>
        </draw:frame>
        <draw:line draw:style-name="gr30" draw:text-style-name="P16" draw:layer="layout" svg:x1="3.951cm" svg:y1="16.903cm" svg:x2="4.452cm" svg:y2="16.903cm">
          <text:p/>
        </draw:line>
        <draw:frame draw:style-name="gr32" draw:text-style-name="P27" draw:layer="layout" svg:width="0.246cm" svg:height="0.276cm" svg:x="3.798cm" svg:y="16.689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6.689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4" draw:text-style-name="P27" draw:layer="layout" svg:width="1.81cm" svg:height="0.276cm" svg:x="4.621cm" svg:y="16.618cm">
          <draw:text-box>
            <text:p text:style-name="P26"><text:span text:style-name="T12">Perception </text:span><text:span text:style-name="T21">(Wis)</text:span></text:p>
          </draw:text-box>
        </draw:frame>
        <draw:line draw:style-name="gr30" draw:text-style-name="P16" draw:layer="layout" svg:x1="3.951cm" svg:y1="17.379cm" svg:x2="4.452cm" svg:y2="17.379cm">
          <text:p/>
        </draw:line>
        <draw:frame draw:style-name="gr32" draw:text-style-name="P27" draw:layer="layout" svg:width="0.246cm" svg:height="0.276cm" svg:x="3.798cm" svg:y="17.165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7.165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5" draw:text-style-name="P27" draw:layer="layout" svg:width="2.077cm" svg:height="0.276cm" svg:x="4.621cm" svg:y="17.094cm">
          <draw:text-box>
            <text:p text:style-name="P26"><text:span text:style-name="T12">Performance </text:span><text:span text:style-name="T21">(Cha)</text:span></text:p>
          </draw:text-box>
        </draw:frame>
        <draw:line draw:style-name="gr30" draw:text-style-name="P16" draw:layer="layout" svg:x1="3.951cm" svg:y1="17.855cm" svg:x2="4.452cm" svg:y2="17.855cm">
          <text:p/>
        </draw:line>
        <draw:frame draw:style-name="gr32" draw:text-style-name="P27" draw:layer="layout" svg:width="0.246cm" svg:height="0.276cm" svg:x="3.798cm" svg:y="17.641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7.641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7" draw:text-style-name="P15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6" draw:text-style-name="P27" draw:layer="layout" svg:width="1.903cm" svg:height="0.276cm" svg:x="4.621cm" svg:y="17.57cm">
          <draw:text-box>
            <text:p text:style-name="P26"><text:span text:style-name="T12">Persuasion </text:span><text:span text:style-name="T21">(Cha)</text:span></text:p>
          </draw:text-box>
        </draw:frame>
        <draw:line draw:style-name="gr30" draw:text-style-name="P16" draw:layer="layout" svg:x1="3.951cm" svg:y1="18.331cm" svg:x2="4.452cm" svg:y2="18.331cm">
          <text:p/>
        </draw:line>
        <draw:frame draw:style-name="gr32" draw:text-style-name="P27" draw:layer="layout" svg:width="0.246cm" svg:height="0.276cm" svg:x="3.798cm" svg:y="18.117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8.117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7" draw:text-style-name="P27" draw:layer="layout" svg:width="1.387cm" svg:height="0.276cm" svg:x="4.621cm" svg:y="18.047cm">
          <draw:text-box>
            <text:p text:style-name="P26"><text:span text:style-name="T12">Religion </text:span><text:span text:style-name="T21">(Int)</text:span></text:p>
          </draw:text-box>
        </draw:frame>
        <draw:line draw:style-name="gr30" draw:text-style-name="P16" draw:layer="layout" svg:x1="3.951cm" svg:y1="18.808cm" svg:x2="4.452cm" svg:y2="18.808cm">
          <text:p/>
        </draw:line>
        <draw:frame draw:style-name="gr32" draw:text-style-name="P27" draw:layer="layout" svg:width="0.246cm" svg:height="0.276cm" svg:x="3.798cm" svg:y="18.594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8.594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8" draw:text-style-name="P27" draw:layer="layout" svg:width="2.339cm" svg:height="0.276cm" svg:x="4.621cm" svg:y="18.523cm">
          <draw:text-box>
            <text:p text:style-name="P26"><text:span text:style-name="T12">Sleight of Hand </text:span><text:span text:style-name="T21">(Dex)</text:span></text:p>
          </draw:text-box>
        </draw:frame>
        <draw:line draw:style-name="gr30" draw:text-style-name="P16" draw:layer="layout" svg:x1="3.951cm" svg:y1="19.284cm" svg:x2="4.452cm" svg:y2="19.284cm">
          <text:p/>
        </draw:line>
        <draw:frame draw:style-name="gr32" draw:text-style-name="P27" draw:layer="layout" svg:width="0.246cm" svg:height="0.276cm" svg:x="3.798cm" svg:y="19.07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9.07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7" draw:text-style-name="P15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9" draw:text-style-name="P27" draw:layer="layout" svg:width="1.429cm" svg:height="0.276cm" svg:x="4.621cm" svg:y="18.999cm">
          <draw:text-box>
            <text:p text:style-name="P26"><text:span text:style-name="T12">Stealth </text:span><text:span text:style-name="T21">(Dex)</text:span></text:p>
          </draw:text-box>
        </draw:frame>
        <draw:line draw:style-name="gr30" draw:text-style-name="P16" draw:layer="layout" svg:x1="3.951cm" svg:y1="19.76cm" svg:x2="4.452cm" svg:y2="19.76cm">
          <text:p/>
        </draw:line>
        <draw:frame draw:style-name="gr32" draw:text-style-name="P27" draw:layer="layout" svg:width="0.246cm" svg:height="0.276cm" svg:x="3.798cm" svg:y="19.546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9.546cm">
          <draw:text-box>
            <text:p text:style-name="P26"><text:span text:style-name="T12"><text:s/></text:span></text:p>
          </draw:text-box>
        </draw:frame>
        <draw:frame draw:style-name="gr70" draw:text-style-name="P27" draw:layer="layout" svg:width="1.514cm" svg:height="0.276cm" svg:x="4.621cm" svg:y="19.475cm">
          <draw:text-box>
            <text:p text:style-name="P26"><text:span text:style-name="T12">Survival </text:span><text:span text:style-name="T21">(Wis)</text:span></text:p>
          </draw:text-box>
        </draw:frame>
        <draw:frame draw:style-name="gr71" draw:text-style-name="P40" draw:layer="layout" svg:width="1.424cm" svg:height="0.225cm" svg:x="11.661cm" svg:y="12.49cm">
          <draw:text-box>
            <text:p text:style-name="P26"><text:span text:style-name="T18">DEATH SAVES</text:span></text:p>
          </draw:text-box>
        </draw:frame>
        <draw:frame draw:style-name="gr72" draw:text-style-name="P40" draw:layer="layout" svg:width="0.87cm" svg:height="0.225cm" svg:x="8.873cm" svg:y="12.49cm">
          <draw:text-box>
            <text:p text:style-name="P26"><text:span text:style-name="T18">HIT DICE</text:span></text:p>
          </draw:text-box>
        </draw:frame>
        <draw:frame draw:style-name="gr73" draw:text-style-name="P36" draw:layer="layout" svg:width="0.59cm" svg:height="0.225cm" svg:x="7.926cm" svg:y="13.505cm">
          <draw:text-box>
            <text:p text:style-name="P26"><text:span text:style-name="T17">NAME</text:span></text:p>
          </draw:text-box>
        </draw:frame>
        <draw:frame draw:style-name="gr74" draw:text-style-name="P36" draw:layer="layout" svg:width="1.175cm" svg:height="0.225cm" svg:x="10.313cm" svg:y="13.505cm">
          <draw:text-box>
            <text:p text:style-name="P26"><text:span text:style-name="T17">ATK BONUS</text:span></text:p>
          </draw:text-box>
        </draw:frame>
        <draw:frame draw:style-name="gr75" draw:text-style-name="P36" draw:layer="layout" svg:width="1.467cm" svg:height="0.225cm" svg:x="11.776cm" svg:y="13.505cm">
          <draw:text-box>
            <text:p text:style-name="P26"><text:span text:style-name="T17">DAMAGE/TYPE</text:span></text:p>
          </draw:text-box>
        </draw:frame>
        <draw:frame draw:style-name="gr76" draw:text-style-name="P27" draw:layer="layout" svg:width="0.544cm" svg:height="0.276cm" svg:x="8.105cm" svg:y="11.337cm">
          <draw:text-box>
            <text:p text:style-name="P26"><text:span text:style-name="T14">Total</text:span></text:p>
          </draw:text-box>
        </draw:frame>
        <draw:frame draw:style-name="gr77" draw:text-style-name="P40" draw:layer="layout" svg:width="1.17cm" svg:height="0.217cm" svg:x="11.004cm" svg:y="11.42cm">
          <draw:text-box>
            <text:p text:style-name="P26"><text:span text:style-name="T22">SUCCESSES</text:span></text:p>
          </draw:text-box>
        </draw:frame>
        <draw:frame draw:style-name="gr78" draw:text-style-name="P40" draw:layer="layout" svg:width="0.997cm" svg:height="0.225cm" svg:x="11.182cm" svg:y="11.95cm">
          <draw:text-box>
            <text:p text:style-name="P26"><text:span text:style-name="T18">FAILURES</text:span></text:p>
          </draw:text-box>
        </draw:frame>
        <draw:frame draw:style-name="gr79" draw:text-style-name="P36" draw:layer="layout" svg:width="0.778cm" svg:height="0.225cm" svg:x="17.347cm" svg:y="8.624cm">
          <draw:text-box>
            <text:p text:style-name="P26"><text:span text:style-name="T18">IDEALS</text:span></text:p>
          </draw:text-box>
        </draw:frame>
        <draw:frame draw:style-name="gr80" draw:text-style-name="P36" draw:layer="layout" svg:width="0.78cm" svg:height="0.225cm" svg:x="17.327cm" svg:y="10.594cm">
          <draw:text-box>
            <text:p text:style-name="P26"><text:span text:style-name="T18">BONDS</text:span></text:p>
          </draw:text-box>
        </draw:frame>
        <draw:frame draw:style-name="gr81" draw:text-style-name="P36" draw:layer="layout" svg:width="0.751cm" svg:height="0.225cm" svg:x="17.369cm" svg:y="12.525cm">
          <draw:text-box>
            <text:p text:style-name="P26"><text:span text:style-name="T18">FLAWS</text:span></text:p>
          </draw:text-box>
        </draw:frame>
        <draw:frame draw:style-name="gr82" draw:text-style-name="P36" draw:layer="layout" svg:width="2.357cm" svg:height="0.225cm" svg:x="16.656cm" svg:y="6.683cm">
          <draw:text-box>
            <text:p text:style-name="P26"><text:span text:style-name="T18">PERSONALITY TRAITS</text:span></text:p>
          </draw:text-box>
        </draw:frame>
        <draw:frame draw:style-name="gr83" draw:text-style-name="P37" draw:layer="layout" svg:width="0.802cm" svg:height="0.239cm" svg:x="8.326cm" svg:y="5.783cm">
          <draw:text-box>
            <text:p text:style-name="P26"><text:span text:style-name="T23">ARMOR</text:span></text:p>
          </draw:text-box>
        </draw:frame>
        <draw:frame draw:style-name="gr84" draw:text-style-name="P37" draw:layer="layout" svg:width="0.717cm" svg:height="0.239cm" svg:x="8.377cm" svg:y="5.968cm">
          <draw:text-box>
            <text:p text:style-name="P26"><text:span text:style-name="T23">CLASS</text:span></text:p>
          </draw:text-box>
        </draw:frame>
        <draw:frame draw:style-name="gr85" draw:text-style-name="P39" draw:layer="layout" svg:width="3.05cm" svg:height="0.255cm" svg:x="9.27cm" svg:y="8.625cm">
          <draw:text-box>
            <text:p text:style-name="P26"><text:span text:style-name="T19">CURRENT DAMAGE TAKEN</text:span></text:p>
          </draw:text-box>
        </draw:frame>
        <draw:frame draw:style-name="gr86" draw:text-style-name="P39" draw:layer="layout" svg:width="2.809cm" svg:height="0.255cm" svg:x="9.391cm" svg:y="10.493cm">
          <draw:text-box>
            <text:p text:style-name="P26"><text:span text:style-name="T19">TEMPORARY HIT POINTS</text:span></text:p>
          </draw:text-box>
        </draw:frame>
        <draw:frame draw:style-name="gr87" draw:text-style-name="P39" draw:layer="layout" svg:width="1.17cm" svg:height="0.255cm" svg:x="10.176cm" svg:y="6.163cm">
          <draw:text-box>
            <text:p text:style-name="P26"><text:span text:style-name="T19">INITIATIVE</text:span></text:p>
          </draw:text-box>
        </draw:frame>
        <draw:frame draw:style-name="gr88" draw:text-style-name="P39" draw:layer="layout" svg:width="0.777cm" svg:height="0.255cm" svg:x="12.453cm" svg:y="6.163cm">
          <draw:text-box>
            <text:p text:style-name="P26"><text:span text:style-name="T19">SPEED</text:span></text:p>
          </draw:text-box>
        </draw:frame>
        <draw:frame draw:style-name="gr89" draw:text-style-name="P40" draw:layer="layout" svg:width="2.182cm" svg:height="0.225cm" svg:x="4.784cm" svg:y="6.147cm">
          <draw:text-box>
            <text:p text:style-name="P26"><text:span text:style-name="T24">PROFICIENCY BONUS</text:span></text:p>
          </draw:text-box>
        </draw:frame>
        <draw:frame draw:style-name="gr90" draw:text-style-name="P39" draw:layer="layout" svg:width="1.259cm" svg:height="0.255cm" svg:x="1.451cm" svg:y="5.134cm">
          <draw:text-box>
            <text:p text:style-name="P26"><text:span text:style-name="T19">STRENGTH</text:span></text:p>
          </draw:text-box>
        </draw:frame>
        <draw:frame draw:style-name="gr91" draw:text-style-name="P39" draw:layer="layout" svg:width="1.285cm" svg:height="0.255cm" svg:x="1.463cm" svg:y="7.669cm">
          <draw:text-box>
            <text:p text:style-name="P26"><text:span text:style-name="T19">DEXTERITY</text:span></text:p>
          </draw:text-box>
        </draw:frame>
        <draw:frame draw:style-name="gr92" draw:text-style-name="P39" draw:layer="layout" svg:width="1.594cm" svg:height="0.239cm" svg:x="1.21cm" svg:y="10.182cm">
          <draw:text-box>
            <text:p text:style-name="P26"><text:span text:style-name="T23">CONSTITUTION</text:span></text:p>
          </draw:text-box>
        </draw:frame>
        <draw:frame draw:style-name="gr93" draw:text-style-name="P39" draw:layer="layout" svg:width="1.678cm" svg:height="0.255cm" svg:x="1.27cm" svg:y="12.719cm">
          <draw:text-box>
            <text:p text:style-name="P26"><text:span text:style-name="T23">INTELLIGENCE</text:span></text:p>
          </draw:text-box>
        </draw:frame>
        <draw:frame draw:style-name="gr94" draw:text-style-name="P39" draw:layer="layout" svg:width="0.967cm" svg:height="0.255cm" svg:x="1.556cm" svg:y="15.243cm">
          <draw:text-box>
            <text:p text:style-name="P26"><text:span text:style-name="T19">WISDOM</text:span></text:p>
          </draw:text-box>
        </draw:frame>
        <draw:frame draw:style-name="gr95" draw:text-style-name="P39" draw:layer="layout" svg:width="1.234cm" svg:height="0.255cm" svg:x="1.464cm" svg:y="17.762cm">
          <draw:text-box>
            <text:p text:style-name="P26"><text:span text:style-name="T19">CHARISMA</text:span></text:p>
          </draw:text-box>
        </draw:frame>
        <draw:path draw:style-name="gr96" draw:text-style-name="P41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97" draw:text-style-name="P37" draw:layer="layout" svg:width="1.958cm" svg:height="0.255cm" svg:x="4.397cm" svg:y="10.26cm">
          <draw:text-box draw:corner-radius="0.03cm">
            <text:p text:style-name="P26"><text:span text:style-name="T19">SAVING THROWS</text:span></text:p>
          </draw:text-box>
        </draw:frame>
        <draw:frame draw:style-name="gr98" draw:text-style-name="P40" draw:layer="layout" svg:width="1.31cm" svg:height="0.225cm" svg:x="5.163cm" svg:y="4.817cm">
          <draw:text-box>
            <text:p text:style-name="P26"><text:span text:style-name="T24">INSPIRATION</text:span></text:p>
          </draw:text-box>
        </draw:frame>
        <draw:path draw:style-name="gr7" draw:text-style-name="P15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7" draw:text-style-name="P15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99" draw:text-style-name="P39" draw:layer="layout" svg:width="0.815cm" svg:height="0.255cm" svg:x="4.94cm" svg:y="20.116cm">
          <draw:text-box>
            <text:p text:style-name="P26"><text:span text:style-name="T19">SKILLS</text:span></text:p>
          </draw:text-box>
        </draw:frame>
        <draw:frame draw:style-name="gr100" draw:text-style-name="P42" draw:layer="layout" svg:width="0.485cm" svg:height="0.424cm" svg:x="3.549cm" svg:y="6.028cm">
          <draw:text-box>
            <text:p text:style-name="P26"><text:span text:style-name="T25">+2</text:span></text:p>
          </draw:text-box>
        </draw:frame>
        <draw:frame draw:style-name="gr101" draw:text-style-name="P45" draw:layer="layout" svg:width="6.356cm" svg:height="13.335cm" svg:x="14.468cm" svg:y="13.617cm">
          <draw:text-box>
            <text:p text:style-name="P43"><text:span text:style-name="T26">Darkvision</text:span><text:span text:style-name="T27">: 60 ft. </text:span></text:p>
            <text:p text:style-name="P44"><text:span text:style-name="T26">Damage Resistances</text:span><text:span text:style-name="T27">: fire</text:span></text:p>
            <text:p text:style-name="P44"><text:span text:style-name="T26">Tiefling Spells</text:span></text:p>
            <text:p text:style-name="P44"><text:span text:style-name="T26"><text:s text:c="2"/></text:span><text:span text:style-name="T26">- </text:span><text:span text:style-name="T27">Hellish Rebuke (1/day at 2nd level)</text:span><text:span text:style-name="T28"><text:line-break/></text:span><text:span text:style-name="T28"/></text:p>
            <text:p text:style-name="P44"><text:span text:style-name="T29">Magical Tinkering (imbue INT tiny objs)</text:span></text:p>
            <text:p text:style-name="P44"><text:span text:style-name="T27"><text:s text:c="2"/></text:span><text:span text:style-name="T27">- sheds bright light for 5’ radius then dim 5’</text:span></text:p>
            <text:p text:style-name="P44"><text:span text:style-name="T27"><text:s text:c="2"/></text:span><text:span text:style-name="T27">- tap to play a 6s msg for 10’</text:span></text:p>
            <text:p text:style-name="P44"><text:span text:style-name="T27"><text:s text:c="2"/></text:span><text:span text:style-name="T27">- unending odor or nonverbal sound for 10’</text:span></text:p>
            <text:p text:style-name="P44"><text:span text:style-name="T27"><text:s text:c="2"/></text:span><text:span text:style-name="T27">- put pic, text, and/or shapes on surface</text:span></text:p>
            <text:p text:style-name="P44"><text:span text:style-name="T27"/></text:p>
            <text:p text:style-name="P44"><text:span text:style-name="T29">Infuse Item (4 known, 2 items)</text:span></text:p>
            <text:p text:style-name="P44"><text:span text:style-name="T27"><text:s text:c="2"/></text:span><text:span text:style-name="T27">Enh. Arcane Focus <text:s text:c="4"/>+1 atk, no half cover</text:span></text:p>
            <text:p text:style-name="P44"><text:span text:style-name="T27"><text:s text:c="2"/></text:span><text:span text:style-name="T27">Enh. Weapon <text:s text:c="13"/>+1 atk &amp; dmg</text:span></text:p>
            <text:p text:style-name="P44"><text:span text:style-name="T27"><text:s text:c="2"/></text:span><text:span text:style-name="T27">Homunculus Servant</text:span></text:p>
            <text:p text:style-name="P44"><text:span text:style-name="T27"><text:s text:c="2"/></text:span><text:span text:style-name="T27">Mind Sharpener <text:s text:c="9"/>1d4/day conc saves</text:span></text:p>
            <text:p text:style-name="P44"><text:span text:style-name="T27"/></text:p>
            <text:p text:style-name="P44"><text:span text:style-name="T29">Experimental Elixir (roll 1/day, slot to pick)</text:span></text:p>
            <text:p text:style-name="P44"><text:span text:style-name="T27"><text:s text:c="2"/></text:span><text:span text:style-name="T27">1. <text:s/>Healing <text:s text:c="6"/>— <text:s text:c="3"/>heal 2d4+INT</text:span></text:p>
            <text:p text:style-name="P44"><text:span text:style-name="T27"><text:s text:c="2"/></text:span><text:span text:style-name="T27">2. <text:s/>Swiftness <text:s text:c="3"/>1 <text:s text:c="4"/>+10’ to movement</text:span></text:p>
            <text:p text:style-name="P44"><text:span text:style-name="T27"><text:s text:c="2"/></text:span><text:span text:style-name="T27">3. <text:s/>Resilience <text:s text:c="2"/>10 <text:s text:c="2"/>+1AC</text:span></text:p>
            <text:p text:style-name="P44"><text:span text:style-name="T27"><text:s text:c="2"/></text:span><text:span text:style-name="T27">4. <text:s/>Bold <text:s text:c="11"/>1 <text:s text:c="4"/>1d4 atk &amp; saves</text:span></text:p>
            <text:p text:style-name="P44"><text:span text:style-name="T27"><text:s text:c="2"/></text:span><text:span text:style-name="T27">5. <text:s/>Flight <text:s text:c="9"/>10 <text:s text:c="3"/>10’ flying speed</text:span></text:p>
            <text:p text:style-name="P44"><text:span text:style-name="T27"><text:s text:c="2"/></text:span><text:span text:style-name="T27">6. <text:s/>Transform <text:s text:c="2"/>10 <text:s text:c="3"/>Cast Alter Self</text:span></text:p>
            <text:p text:style-name="P44"><text:span text:style-name="T29"/></text:p>
            <text:p text:style-name="P44"><text:span text:style-name="T29">The Right Tool for the Job (1hr)</text:span></text:p>
            <text:p text:style-name="P44"><text:span text:style-name="T29"/></text:p>
            <text:p text:style-name="P44"><text:span text:style-name="T29">Fey Touched:</text:span><text:span text:style-name="T30"> Misty Step/Bless (each 1/day)</text:span></text:p>
          </draw:text-box>
        </draw:frame>
        <draw:frame draw:style-name="standard" draw:layer="layout" svg:width="7.313cm" svg:height="4.781cm" svg:x="6.602cm" svg:y="21.772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46"><text:span text:style-name="T31">Alchemist Supplies</text:span></text:p>
                <text:p text:style-name="P46"><text:span text:style-name="T31">Book (Inheritance)</text:span></text:p>
                <text:p text:style-name="P46"><text:span text:style-name="T32">Elf-Skin Satchel</text:span></text:p>
                <text:p text:style-name="P47"><text:span text:style-name="T32">Playing Card Set</text:span></text:p>
                <text:p text:style-name="P46"><text:span text:style-name="T32"/></text:p>
                <text:p text:style-name="P46"><text:span text:style-name="T31">Clothes, traveler’s </text:span></text:p>
                <text:p text:style-name="P46"><text:span text:style-name="T31">Crossbow bolt x20 </text:span></text:p>
                <text:p text:style-name="P46"><text:span text:style-name="T31">Piton x10</text:span></text:p>
                <text:p text:style-name="P46"><text:span text:style-name="T31">Rations (1 day) x10</text:span></text:p>
                <text:p text:style-name="P46"><text:span text:style-name="T32">Rope, hempen </text:span></text:p>
                <text:p text:style-name="P46"><text:span text:style-name="T32">Torch x10 </text:span></text:p>
              </table:table-cell>
              <table:table-cell table:style-name="ce2">
                <text:p text:style-name="P48"><text:span text:style-name="T32">Flasks x3</text:span></text:p>
                <text:p text:style-name="P48"><text:span text:style-name="T32">Shield</text:span></text:p>
                <text:p text:style-name="P48"><text:span text:style-name="T32">Scale mail</text:span></text:p>
                <text:p text:style-name="P48"><text:span text:style-name="T32">Hammer</text:span></text:p>
                <text:p text:style-name="P48"><text:span text:style-name="T32">Crowbar</text:span></text:p>
                <text:p text:style-name="P48"><text:span text:style-name="T32">Waterskin</text:span></text:p>
                <text:p text:style-name="P48"><text:span text:style-name="T32">Backpac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2" draw:text-style-name="P49" draw:layer="layout" svg:width="5.111cm" svg:height="4.85cm" svg:x="1.206cm" svg:y="21.89cm">
          <draw:text-box>
            <text:p><text:span text:style-name="T33">Armor: Light, Medium, Shields </text:span></text:p>
            <text:p><text:span text:style-name="T33">Weapons: Simple</text:span></text:p>
            <text:p><text:span text:style-name="T34"/></text:p>
            <text:p text:style-name="P2"><text:span text:style-name="T33">— </text:span><text:span text:style-name="T33">Tool Proficiencies — </text:span></text:p>
            <text:p><text:span text:style-name="T33">Alchemist's Supplies</text:span></text:p>
            <text:p><text:span text:style-name="T33">Playing Card Set</text:span></text:p>
            <text:p><text:span text:style-name="T33">Thieves' Tools</text:span></text:p>
            <text:p><text:span text:style-name="T33">Tinker's Tools</text:span></text:p>
            <text:p><text:span text:style-name="T33"/></text:p>
            <text:p text:style-name="P2"><text:span text:style-name="T33">— </text:span><text:span text:style-name="T33">Language Proficiencies— </text:span></text:p>
            <text:p><text:span text:style-name="T33">Common</text:span></text:p>
            <text:p><text:span text:style-name="T33">Infernal</text:span></text:p>
            <text:p><text:span text:style-name="T33">Elvish</text:span></text:p>
          </draw:text-box>
        </draw:frame>
        <draw:frame draw:style-name="gr103" draw:text-style-name="P50" draw:layer="layout" svg:width="7.62cm" svg:height="0.953cm" svg:x="1.57cm" svg:y="1.987cm">
          <draw:text-box>
            <text:p text:style-name="P23"><text:span text:style-name="T35"><text:tab/></text:span><text:span text:style-name="T35">Buck Chazz</text:span></text:p>
          </draw:text-box>
        </draw:frame>
        <draw:frame draw:style-name="gr104" draw:text-style-name="P53" draw:layer="layout" svg:width="6.045cm" svg:height="1.905cm" svg:x="14.787cm" svg:y="4.945cm">
          <draw:text-box>
            <text:p text:style-name="P51"><text:span text:style-name="T36">I’m Buck Chazz! </text:span></text:p>
            <text:p text:style-name="P52"><text:span text:style-name="T36">Prankster. Should I just go home or make my own way in the world?</text:span></text:p>
          </draw:text-box>
        </draw:frame>
        <draw:frame draw:style-name="gr104" draw:text-style-name="P55" draw:layer="layout" svg:width="5.93cm" svg:height="1.587cm" svg:x="14.79cm" svg:y="7.385cm">
          <draw:text-box>
            <text:p text:style-name="P54"><text:span text:style-name="T36">Apprenticed to my father, village Witch Doctor, puts me in our top caste. Now out on rumspringa!</text:span></text:p>
          </draw:text-box>
        </draw:frame>
        <draw:frame draw:style-name="gr104" draw:text-style-name="P55" draw:layer="layout" svg:width="6.033cm" svg:height="1.27cm" svg:x="14.787cm" svg:y="9.29cm">
          <draw:text-box>
            <text:p text:style-name="P54"><text:span text:style-name="T36">- Ron’s dad fought fiends</text:span></text:p>
            <text:p text:style-name="P56"><text:span text:style-name="T36">- Yin went to my village once</text:span></text:p>
            <text:p text:style-name="P56"><text:span text:style-name="T36">- Throcki I don’t know at all</text:span></text:p>
          </draw:text-box>
        </draw:frame>
        <draw:frame draw:style-name="gr104" draw:text-style-name="P55" draw:layer="layout" svg:width="5.915cm" svg:height="1.27cm" svg:x="14.805cm" svg:y="11.295cm">
          <draw:text-box>
            <text:p text:style-name="P54"><text:span text:style-name="T36">Haughty, Class-ist, Full of Himself</text:span></text:p>
          </draw:text-box>
        </draw:frame>
        <draw:frame draw:style-name="gr105" draw:text-style-name="P58" draw:layer="layout" svg:width="0.835cm" svg:height="8.585cm" svg:x="3.792cm" svg:y="11.295cm">
          <draw:text-box>
            <text:p text:style-name="P57"><text:span text:style-name="T37">+2</text:span></text:p>
            <text:p text:style-name="P57"><text:span text:style-name="T37"><text:s text:c="2"/></text:span><text:span text:style-name="T37">0</text:span></text:p>
            <text:p text:style-name="P57"><text:span text:style-name="T37">+6</text:span></text:p>
            <text:p text:style-name="P57"><text:span text:style-name="T37"><text:s/></text:span><text:span text:style-name="T37">-1</text:span></text:p>
            <text:p text:style-name="P57"><text:span text:style-name="T37">+1</text:span></text:p>
            <text:p text:style-name="P57"><text:span text:style-name="T37">+6</text:span></text:p>
            <text:p text:style-name="P57"><text:span text:style-name="T37"><text:s text:c="2"/></text:span><text:span text:style-name="T37">0</text:span></text:p>
            <text:p text:style-name="P57"><text:span text:style-name="T37">+1</text:span></text:p>
            <text:p text:style-name="P57"><text:span text:style-name="T37">+6</text:span></text:p>
            <text:p text:style-name="P57"><text:span text:style-name="T37">+5</text:span></text:p>
            <text:p text:style-name="P57"><text:span text:style-name="T37">+4</text:span></text:p>
            <text:p text:style-name="P57"><text:span text:style-name="T37"><text:s text:c="2"/></text:span><text:span text:style-name="T37">0</text:span></text:p>
            <text:p text:style-name="P57"><text:span text:style-name="T37">+1</text:span></text:p>
            <text:p text:style-name="P57"><text:span text:style-name="T37">+1</text:span></text:p>
            <text:p text:style-name="P57"><text:span text:style-name="T37">+4</text:span></text:p>
            <text:p text:style-name="P57"><text:span text:style-name="T37">+2</text:span></text:p>
            <text:p text:style-name="P57"><text:span text:style-name="T37">+2</text:span></text:p>
            <text:p text:style-name="P57"><text:span text:style-name="T37"><text:s text:c="2"/></text:span><text:span text:style-name="T37">0</text:span></text:p>
          </draw:text-box>
        </draw:frame>
        <draw:frame draw:style-name="gr106" draw:text-style-name="P38" draw:layer="layout" svg:width="0.942cm" svg:height="0.986cm" svg:x="8.216cm" svg:y="4.795cm">
          <draw:text-box>
            <text:p><text:span text:style-name="T38">18</text:span></text:p>
          </draw:text-box>
        </draw:frame>
        <draw:polygon draw:style-name="gr107" draw:text-style-name="P6" draw:layer="layout" svg:width="2.303cm" svg:height="0.559cm" svg:x="7.8cm" svg:y="15.896cm" svg:viewBox="0 0 2304 560" draw:points="2304,477 2304,0 86,0 0,83 0,560 2219,560">
          <text:p/>
        </draw:polygon>
        <draw:polygon draw:style-name="gr107" draw:text-style-name="P8" draw:layer="layout" svg:width="2.191cm" svg:height="0.559cm" svg:x="11.541cm" svg:y="15.896cm" svg:viewBox="0 0 2192 560" draw:points="2192,477 2192,0 84,0 0,83 0,560 2109,560">
          <text:p/>
        </draw:polygon>
        <draw:polygon draw:style-name="gr107" draw:text-style-name="P7" draw:layer="layout" svg:width="1.1cm" svg:height="0.559cm" svg:x="10.29cm" svg:y="15.896cm" svg:viewBox="0 0 1101 560" draw:points="1101,477 1101,0 84,0 0,83 0,560 1018,560">
          <text:p/>
        </draw:polygon>
        <draw:frame draw:style-name="gr108" draw:text-style-name="P61" draw:layer="layout" svg:width="6.051cm" svg:height="3.06cm" svg:x="7.784cm" svg:y="17.054cm">
          <draw:text-box>
            <text:p text:style-name="P59"><text:span text:style-name="T39">— </text:span><text:span text:style-name="T39">Magic Items — </text:span></text:p>
            <text:p text:style-name="P60"><text:span text:style-name="T39">Wind Fan</text:span><text:span text:style-name="T40">:</text:span><text:span text:style-name="T39"> Cast Gust of Wind 1/day</text:span></text:p>
            <text:p text:style-name="P60"><text:span text:style-name="T39">Boots of Striding &amp; Springing*: 3x jump</text:span></text:p>
            <text:p text:style-name="P59"><text:span text:style-name="T39"/></text:p>
            <text:p text:style-name="P59"><text:span text:style-name="T39">— </text:span><text:span text:style-name="T39">Infused Items — </text:span></text:p>
            <text:p text:style-name="P60"><text:span text:style-name="T39">Big Emerald</text:span><text:span text:style-name="T33">: Homunculus (Bonk!)</text:span></text:p>
            <text:p text:style-name="P60"><text:span text:style-name="T39">Alchemist Supplies</text:span><text:span text:style-name="T33">*: Empowered Focus</text:span></text:p>
            <text:p text:style-name="P23"><text:span text:style-name="T33"/></text:p>
            <text:p text:style-name="P23"><text:span text:style-name="T33"/></text:p>
            <text:p text:style-name="P23"><text:span text:style-name="T33"/></text:p>
          </draw:text-box>
        </draw:frame>
        <draw:frame draw:style-name="gr109" draw:text-style-name="P63" draw:layer="layout" svg:width="1.526cm" svg:height="0.255cm" svg:x="10.02cm" svg:y="20.094cm">
          <draw:text-box>
            <text:p text:style-name="P62"><text:span text:style-name="T19">MAGIC ITEMS</text:span></text:p>
          </draw:text-box>
        </draw:frame>
        <draw:path draw:style-name="gr7" draw:text-style-name="P15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</draw:page>
      <draw:page draw:name="page2" draw:style-name="dp1" draw:master-page-name="master-page68">
        <draw:path draw:style-name="gr1" draw:text-style-name="P5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5" draw:text-style-name="P12" draw:layer="layout" svg:width="1.981cm" svg:height="0.153cm" svg:x="5.308cm" svg:y="1.502cm" svg:viewBox="0 0 1982 154" draw:points="1019,154 1982,68 1019,0 0,77">
          <text:p/>
        </draw:polygon>
        <draw:polygon draw:style-name="gr5" draw:text-style-name="P12" draw:layer="layout" svg:width="1.321cm" svg:height="0.102cm" svg:x="5.836cm" svg:y="1.355cm" svg:viewBox="0 0 1322 103" draw:points="681,103 1322,46 681,0 0,52">
          <text:p/>
        </draw:polygon>
        <draw:polygon draw:style-name="gr5" draw:text-style-name="P12" draw:layer="layout" svg:width="0.975cm" svg:height="0.075cm" svg:x="5.491cm" svg:y="1.294cm" svg:viewBox="0 0 976 76" draw:points="502,76 976,35 502,0 0,39">
          <text:p/>
        </draw:polygon>
        <draw:polygon draw:style-name="gr5" draw:text-style-name="P12" draw:layer="layout" svg:width="0.916cm" svg:height="0.07cm" svg:x="6.508cm" svg:y="1.223cm" svg:viewBox="0 0 917 71" draw:points="472,71 917,32 472,0 0,36">
          <text:p/>
        </draw:polygon>
        <draw:polygon draw:style-name="gr5" draw:text-style-name="P12" draw:layer="layout" svg:width="1.318cm" svg:height="0.101cm" svg:x="5.587cm" svg:y="1.645cm" svg:viewBox="0 0 1319 102" draw:points="679,102 1319,46 679,0 0,51">
          <text:p/>
        </draw:polygon>
        <draw:polygon draw:style-name="gr5" draw:text-style-name="P12" draw:layer="layout" svg:width="1.359cm" svg:height="0.104cm" svg:x="1.874cm" svg:y="1.113cm" svg:viewBox="0 0 1360 105" draw:points="700,105 1360,46 700,0 0,52">
          <text:p/>
        </draw:polygon>
        <draw:polygon draw:style-name="gr5" draw:text-style-name="P12" draw:layer="layout" svg:width="1.044cm" svg:height="0.079cm" svg:x="2.148cm" svg:y="1.198cm" svg:viewBox="0 0 1045 80" draw:points="538,80 1045,36 538,0 0,40">
          <text:p/>
        </draw:polygon>
        <draw:polygon draw:style-name="gr5" draw:text-style-name="P12" draw:layer="layout" svg:width="1.044cm" svg:height="0.08cm" svg:x="1.85cm" svg:y="1.496cm" svg:viewBox="0 0 1045 81" draw:points="537,81 1045,36 537,0 0,40">
          <text:p/>
        </draw:polygon>
        <draw:polygon draw:style-name="gr5" draw:text-style-name="P12" draw:layer="layout" svg:width="0.923cm" svg:height="0.071cm" svg:x="2.067cm" svg:y="1.609cm" svg:viewBox="0 0 924 72" draw:points="476,72 924,31 476,0 0,35">
          <text:p/>
        </draw:polygon>
        <draw:polygon draw:style-name="gr8" draw:text-style-name="P12" draw:layer="layout" svg:width="5.274cm" svg:height="5.203cm" svg:x="14.724cm" svg:y="5.024cm" svg:viewBox="0 0 5275 5204" draw:points="5275,5204 0,5204 0,0 5275,0">
          <text:p/>
        </draw:polygon>
        <draw:polygon draw:style-name="gr107" draw:text-style-name="P64" draw:layer="layout" svg:width="4.98cm" svg:height="0.559cm" svg:x="14.868cm" svg:y="5.413cm" svg:viewBox="0 0 4981 560" draw:points="4981,477 4981,0 83,0 0,84 0,560 4898,560">
          <text:p/>
        </draw:polygon>
        <draw:path draw:style-name="gr10" draw:text-style-name="P16" draw:layer="layout" svg:width="0.668cm" svg:height="1.436cm" svg:x="20.289cm" svg:y="1.965cm" svg:viewBox="0 0 669 1437" svg:d="M0 91v1346c515-3 581 0 669-113v-1324c-164 87-334 90-669 91z">
          <text:p/>
        </draw:path>
        <draw:path draw:style-name="gr9" draw:text-style-name="P16" draw:layer="layout" svg:width="0.685cm" svg:height="1.235cm" svg:x="20.267cm" svg:y="2.075cm" svg:viewBox="0 0 686 1236" svg:d="M0 81c573-2 625-42 677-81M22 1218c692 78 633-127 664-133">
          <text:p/>
        </draw:path>
        <draw:path draw:style-name="gr7" draw:text-style-name="P15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7" draw:text-style-name="P15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4" draw:text-style-name="P12" draw:layer="layout" svg:width="11.074cm" svg:height="2.139cm" svg:x="9.225cm" svg:y="1.596cm" svg:viewBox="0 0 11075 2140" draw:points="11075,2140 0,2140 0,0 11075,0">
          <text:p/>
        </draw:polygon>
        <draw:path draw:style-name="gr7" draw:text-style-name="P15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7" draw:text-style-name="P15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5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6" draw:layer="layout" svg:width="1.253cm" svg:height="1.487cm" svg:x="1.103cm" svg:y="2.129cm" svg:viewBox="0 0 1254 1488" draw:points="0,165 0,1488 1254,1324 1254,0">
          <text:p/>
        </draw:polygon>
        <draw:path draw:style-name="gr9" draw:text-style-name="P16" draw:layer="layout" svg:width="1.225cm" svg:height="1.292cm" svg:x="1.131cm" svg:y="2.225cm" svg:viewBox="0 0 1226 1293" svg:d="M0 1293l1226-173M0 156l1226-156">
          <text:p/>
        </draw:path>
        <draw:polygon draw:style-name="gr11" draw:text-style-name="P17" draw:layer="layout" svg:width="0.855cm" svg:height="1.449cm" svg:x="1.501cm" svg:y="2.003cm" svg:viewBox="0 0 856 1450" draw:points="856,126 0,0 0,1324 856,1450">
          <text:p/>
        </draw:polygon>
        <draw:path draw:style-name="gr8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6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ath draw:style-name="gr15" draw:text-style-name="P16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6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line draw:style-name="gr20" draw:text-style-name="P16" draw:layer="layout" svg:x1="9.348cm" svg:y1="2.357cm" svg:x2="20.207cm" svg:y2="2.357cm">
          <text:p/>
        </draw:line>
        <draw:line draw:style-name="gr20" draw:text-style-name="P16" draw:layer="layout" svg:x1="9.348cm" svg:y1="3.277cm" svg:x2="20.207cm" svg:y2="3.277cm">
          <text:p/>
        </draw:line>
        <draw:path draw:style-name="gr7" draw:text-style-name="P15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7" draw:text-style-name="P15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7" draw:text-style-name="P15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7" draw:text-style-name="P15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7" draw:text-style-name="P15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10" draw:text-style-name="P16" draw:layer="layout" svg:width="5.274cm" svg:height="0.281cm" svg:x="14.724cm" svg:y="4.889cm" svg:viewBox="0 0 5275 282" svg:d="M5275 282c-168-123-245-282-245-282h-4785c0 0-77 159-245 282">
          <text:p/>
        </draw:path>
        <draw:path draw:style-name="gr110" draw:text-style-name="P16" draw:layer="layout" svg:width="4.83cm" svg:height="0.171cm" svg:x="14.929cm" svg:y="4.954cm" svg:viewBox="0 0 4831 172" svg:d="M0 0h4831M3547 0c-326 109-707 172-1114 172-408 0-790-63-1115-172">
          <text:p/>
        </draw:path>
        <draw:path draw:style-name="gr7" draw:text-style-name="P15" draw:layer="layout" svg:width="0.091cm" svg:height="0.091cm" svg:x="17.315cm" svg:y="5.079cm" svg:viewBox="0 0 92 92" svg:d="M92 47c0 25-20 45-45 45s-47-20-47-45 22-47 47-47 45 22 45 47z">
          <text:p/>
        </draw:path>
        <draw:path draw:style-name="gr10" draw:text-style-name="P16" draw:layer="layout" svg:width="5.274cm" svg:height="0.282cm" svg:x="14.724cm" svg:y="10.081cm" svg:viewBox="0 0 5275 283" svg:d="M0 0c168 124 245 283 245 283h4785c0 0 77-159 245-283">
          <text:p/>
        </draw:path>
        <draw:path draw:style-name="gr110" draw:text-style-name="P16" draw:layer="layout" svg:width="4.829cm" svg:height="0.17cm" svg:x="14.963cm" svg:y="10.127cm" svg:viewBox="0 0 4830 171" svg:d="M4830 171h-4830M1284 171c326-109 708-171 1115-171s788 62 1114 171">
          <text:p/>
        </draw:path>
        <draw:path draw:style-name="gr7" draw:text-style-name="P15" draw:layer="layout" svg:width="0.09cm" svg:height="0.091cm" svg:x="17.316cm" svg:y="10.081cm" svg:viewBox="0 0 91 92" svg:d="M0 47c0-26 21-47 46-47s45 21 45 47c0 25-20 45-45 45s-46-20-46-45z">
          <text:p/>
        </draw:path>
        <draw:frame draw:style-name="gr24" draw:text-style-name="P27" draw:layer="layout" svg:width="2.313cm" svg:height="0.276cm" svg:x="2.474cm" svg:y="3.274cm">
          <draw:text-box>
            <text:p text:style-name="P26"><text:span text:style-name="T12">CHARACTER NAME</text:span></text:p>
          </draw:text-box>
        </draw:frame>
        <draw:frame draw:style-name="gr111" draw:text-style-name="P27" draw:layer="layout" svg:width="0.662cm" svg:height="0.276cm" svg:x="9.374cm" svg:y="3.281cm">
          <draw:text-box>
            <text:p text:style-name="P26"><text:span text:style-name="T12">EYES</text:span></text:p>
          </draw:text-box>
        </draw:frame>
        <draw:frame draw:style-name="gr112" draw:text-style-name="P27" draw:layer="layout" svg:width="0.523cm" svg:height="0.276cm" svg:x="9.374cm" svg:y="2.361cm">
          <draw:text-box>
            <text:p text:style-name="P26"><text:span text:style-name="T12">AGE</text:span></text:p>
          </draw:text-box>
        </draw:frame>
        <draw:frame draw:style-name="gr113" draw:text-style-name="P27" draw:layer="layout" svg:width="0.984cm" svg:height="0.276cm" svg:x="16.765cm" svg:y="2.361cm">
          <draw:text-box>
            <text:p text:style-name="P26"><text:span text:style-name="T12">WEIGHT</text:span></text:p>
          </draw:text-box>
        </draw:frame>
        <draw:frame draw:style-name="gr114" draw:text-style-name="P27" draw:layer="layout" svg:width="0.929cm" svg:height="0.276cm" svg:x="13.352cm" svg:y="2.361cm">
          <draw:text-box>
            <text:p text:style-name="P26"><text:span text:style-name="T12">HEIGHT</text:span></text:p>
          </draw:text-box>
        </draw:frame>
        <draw:frame draw:style-name="gr115" draw:text-style-name="P27" draw:layer="layout" svg:width="0.59cm" svg:height="0.276cm" svg:x="16.765cm" svg:y="3.287cm">
          <draw:text-box>
            <text:p text:style-name="P26"><text:span text:style-name="T12">HAIR</text:span></text:p>
          </draw:text-box>
        </draw:frame>
        <draw:frame draw:style-name="gr116" draw:text-style-name="P27" draw:layer="layout" svg:width="0.578cm" svg:height="0.276cm" svg:x="13.352cm" svg:y="3.28cm">
          <draw:text-box>
            <text:p text:style-name="P26"><text:span text:style-name="T12">SKIN</text:span></text:p>
          </draw:text-box>
        </draw:frame>
        <draw:frame draw:style-name="gr73" draw:text-style-name="P40" draw:layer="layout" svg:width="0.59cm" svg:height="0.225cm" svg:x="14.891cm" svg:y="5.131cm">
          <draw:text-box>
            <text:p text:style-name="P26"><text:span text:style-name="T17">NAME</text:span></text:p>
          </draw:text-box>
        </draw:frame>
        <draw:frame draw:style-name="gr90" draw:text-style-name="P39" draw:layer="layout" svg:width="1.259cm" svg:height="0.255cm" svg:x="13.604cm" svg:y="26.722cm">
          <draw:text-box>
            <text:p text:style-name="P26"><text:span text:style-name="T19">TREASURE</text:span></text:p>
          </draw:text-box>
        </draw:frame>
        <draw:frame draw:style-name="gr117" draw:text-style-name="P39" draw:layer="layout" svg:width="2.961cm" svg:height="0.255cm" svg:x="2.883cm" svg:y="26.724cm">
          <draw:text-box>
            <text:p text:style-name="P26"><text:span text:style-name="T19">CHARACTER BACKSTORY</text:span></text:p>
          </draw:text-box>
        </draw:frame>
        <draw:frame draw:style-name="gr118" draw:text-style-name="P39" draw:layer="layout" svg:width="3.114cm" svg:height="0.255cm" svg:x="2.812cm" svg:y="12.47cm">
          <draw:text-box>
            <text:p text:style-name="P26"><text:span text:style-name="T19">CHARACTER APPEARANCE</text:span></text:p>
          </draw:text-box>
        </draw:frame>
        <draw:frame draw:style-name="gr119" draw:text-style-name="P39" draw:layer="layout" svg:width="3.825cm" svg:height="0.255cm" svg:x="12.433cm" svg:y="20.544cm">
          <draw:text-box>
            <text:p text:style-name="P26"><text:span text:style-name="T19">ADDITIONAL FEATURES &amp; TRAITS</text:span></text:p>
          </draw:text-box>
        </draw:frame>
        <draw:frame draw:style-name="gr120" draw:text-style-name="P39" draw:layer="layout" svg:width="3.025cm" svg:height="0.255cm" svg:x="12.764cm" svg:y="12.47cm">
          <draw:text-box>
            <text:p text:style-name="P26"><text:span text:style-name="T19">ALLIES &amp; ORGANIZATIONS</text:span></text:p>
          </draw:text-box>
        </draw:frame>
        <draw:path draw:style-name="gr7" draw:text-style-name="P15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7" draw:text-style-name="P15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7" draw:text-style-name="P15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21" draw:text-style-name="P39" draw:layer="layout" svg:width="0.98cm" svg:height="0.255cm" svg:x="16.924cm" svg:y="10.438cm">
          <draw:text-box>
            <text:p text:style-name="P26"><text:span text:style-name="T41">SYMBOL</text:span></text:p>
          </draw:text-box>
        </draw:frame>
        <draw:frame draw:style-name="gr28" draw:text-style-name="P28" draw:layer="layout" svg:width="9.43cm" svg:height="0.196cm" svg:x="6.098cm" svg:y="27.272cm">
          <draw:text-box>
            <text:p text:style-name="P26"><text:span text:style-name="T42">TM &amp; © 2014 Wizards of the Coast LLC. Permission is granted to photocopy this document for personal use.</text:span></text:p>
          </draw:text-box>
        </draw:frame>
      </draw:page>
      <draw:page draw:name="page3" draw:style-name="dp1" draw:master-page-name="master-page77"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22" draw:text-style-name="P65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23" draw:text-style-name="P12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22" draw:text-style-name="P65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3" draw:text-style-name="P12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22" draw:text-style-name="P65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3" draw:text-style-name="P12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22" draw:text-style-name="P65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5" draw:text-style-name="P12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22" draw:text-style-name="P65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5" draw:text-style-name="P12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22" draw:text-style-name="P65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5" draw:text-style-name="P12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22" draw:text-style-name="P65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5" draw:text-style-name="P12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22" draw:text-style-name="P65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5" draw:text-style-name="P12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22" draw:text-style-name="P65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5" draw:text-style-name="P12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22" draw:text-style-name="P65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5" draw:text-style-name="P12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22" draw:text-style-name="P65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5" draw:text-style-name="P12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22" draw:text-style-name="P65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5" draw:text-style-name="P12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22" draw:text-style-name="P65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5" draw:text-style-name="P12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22" draw:text-style-name="P65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5" draw:text-style-name="P12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22" draw:text-style-name="P65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5" draw:text-style-name="P12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22" draw:text-style-name="P65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5" draw:text-style-name="P12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22" draw:text-style-name="P65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5" draw:text-style-name="P12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5" draw:text-style-name="P12" draw:layer="layout" svg:width="5.751cm" svg:height="0.922cm" svg:x="1.463cm" svg:y="5.055cm" svg:viewBox="0 0 5752 923" draw:points="5582,923 5752,718 5752,207 5582,0 0,0 0,923">
          <text:p/>
        </draw:polygon>
        <draw:polygon draw:style-name="gr5" draw:text-style-name="P12" draw:layer="layout" svg:width="5.751cm" svg:height="0.922cm" svg:x="1.463cm" svg:y="10.972cm" svg:viewBox="0 0 5752 923" draw:points="5582,923 5752,718 5752,206 5582,0 0,0 0,923">
          <text:p/>
        </draw:polygon>
        <draw:polygon draw:style-name="gr5" draw:text-style-name="P12" draw:layer="layout" svg:width="5.751cm" svg:height="0.922cm" svg:x="1.463cm" svg:y="19.036cm" svg:viewBox="0 0 5752 923" draw:points="5582,923 5752,716 5752,205 5582,0 0,0 0,923">
          <text:p/>
        </draw:polygon>
        <draw:polygon draw:style-name="gr5" draw:text-style-name="P12" draw:layer="layout" svg:width="5.751cm" svg:height="0.922cm" svg:x="8.13cm" svg:y="5.055cm" svg:viewBox="0 0 5752 923" draw:points="5582,923 5752,718 5752,207 5582,0 0,0 0,923">
          <text:p/>
        </draw:polygon>
        <draw:polygon draw:style-name="gr5" draw:text-style-name="P12" draw:layer="layout" svg:width="5.751cm" svg:height="0.922cm" svg:x="14.732cm" svg:y="5.055cm" svg:viewBox="0 0 5752 923" draw:points="5581,923 5752,718 5752,207 5581,0 0,0 0,923">
          <text:p/>
        </draw:polygon>
        <draw:polygon draw:style-name="gr5" draw:text-style-name="P12" draw:layer="layout" svg:width="5.751cm" svg:height="0.923cm" svg:x="14.732cm" svg:y="11.043cm" svg:viewBox="0 0 5752 924" draw:points="5581,924 5752,718 5752,206 5581,0 0,0 0,924">
          <text:p/>
        </draw:polygon>
        <draw:polygon draw:style-name="gr5" draw:text-style-name="P12" draw:layer="layout" svg:width="5.751cm" svg:height="0.922cm" svg:x="14.732cm" svg:y="17.034cm" svg:viewBox="0 0 5752 923" draw:points="5581,923 5752,717 5752,206 5581,0 0,0 0,923">
          <text:p/>
        </draw:polygon>
        <draw:polygon draw:style-name="gr5" draw:text-style-name="P12" draw:layer="layout" svg:width="5.751cm" svg:height="0.922cm" svg:x="14.732cm" svg:y="21.998cm" svg:viewBox="0 0 5752 923" draw:points="5581,923 5752,718 5752,206 5581,0 0,0 0,923">
          <text:p/>
        </draw:polygon>
        <draw:polygon draw:style-name="gr5" draw:text-style-name="P12" draw:layer="layout" svg:width="5.751cm" svg:height="0.922cm" svg:x="8.13cm" svg:y="13.013cm" svg:viewBox="0 0 5752 923" draw:points="5582,923 5752,718 5752,206 5582,0 0,0 0,923">
          <text:p/>
        </draw:polygon>
        <draw:polygon draw:style-name="gr5" draw:text-style-name="P12" draw:layer="layout" svg:width="5.751cm" svg:height="0.922cm" svg:x="8.13cm" svg:y="21.006cm" svg:viewBox="0 0 5752 923" draw:points="5582,923 5752,717 5752,205 5582,0 0,0 0,923">
          <text:p/>
        </draw:polygon>
        <draw:polygon draw:style-name="gr5" draw:text-style-name="P12" draw:layer="layout" svg:width="0.455cm" svg:height="1.024cm" svg:x="1.2cm" svg:y="10.921cm" svg:viewBox="0 0 456 1025" draw:points="0,936 0,90 95,0 456,313 456,712 95,1025">
          <text:p/>
        </draw:polygon>
        <draw:polygon draw:style-name="gr5" draw:text-style-name="P12" draw:layer="layout" svg:width="0.455cm" svg:height="1.024cm" svg:x="1.2cm" svg:y="18.985cm" svg:viewBox="0 0 456 1025" draw:points="0,934 0,89 95,0 456,312 456,711 95,1025">
          <text:p/>
        </draw:polygon>
        <draw:polygon draw:style-name="gr5" draw:text-style-name="P12" draw:layer="layout" svg:width="0.456cm" svg:height="1.024cm" svg:x="7.867cm" svg:y="5.004cm" svg:viewBox="0 0 457 1025" draw:points="0,936 0,90 97,0 457,313 457,713 97,1025">
          <text:p/>
        </draw:polygon>
        <draw:polygon draw:style-name="gr5" draw:text-style-name="P12" draw:layer="layout" svg:width="0.455cm" svg:height="1.024cm" svg:x="14.469cm" svg:y="5.004cm" svg:viewBox="0 0 456 1025" draw:points="0,936 0,90 95,0 456,313 456,713 95,1025">
          <text:p/>
        </draw:polygon>
        <draw:polygon draw:style-name="gr5" draw:text-style-name="P12" draw:layer="layout" svg:width="0.455cm" svg:height="1.025cm" svg:x="14.469cm" svg:y="10.992cm" svg:viewBox="0 0 456 1026" draw:points="0,936 0,90 95,0 456,313 456,712 95,1026">
          <text:p/>
        </draw:polygon>
        <draw:polygon draw:style-name="gr5" draw:text-style-name="P12" draw:layer="layout" svg:width="0.455cm" svg:height="1.024cm" svg:x="14.469cm" svg:y="16.983cm" svg:viewBox="0 0 456 1025" draw:points="0,934 0,89 95,0 456,312 456,711 95,1025">
          <text:p/>
        </draw:polygon>
        <draw:polygon draw:style-name="gr5" draw:text-style-name="P12" draw:layer="layout" svg:width="0.455cm" svg:height="1.024cm" svg:x="14.469cm" svg:y="21.947cm" svg:viewBox="0 0 456 1025" draw:points="0,936 0,91 95,0 456,314 456,713 95,1025">
          <text:p/>
        </draw:polygon>
        <draw:polygon draw:style-name="gr5" draw:text-style-name="P12" draw:layer="layout" svg:width="0.456cm" svg:height="1.024cm" svg:x="7.867cm" svg:y="12.962cm" svg:viewBox="0 0 457 1025" draw:points="0,936 0,90 97,0 457,313 457,712 97,1025">
          <text:p/>
        </draw:polygon>
        <draw:polygon draw:style-name="gr5" draw:text-style-name="P12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5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5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5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5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5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5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5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5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5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5" draw:text-style-name="P12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5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5" draw:text-style-name="P12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5" draw:text-style-name="P12" draw:layer="layout" svg:width="1.063cm" svg:height="0.49cm" svg:x="5.169cm" svg:y="1.622cm" svg:viewBox="0 0 1064 491" svg:d="M112 377c0 0 215-790 952 114 0 0-515-1005-1064-140z">
          <text:p/>
        </draw:path>
        <draw:path draw:style-name="gr7" draw:text-style-name="P15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7" draw:text-style-name="P15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7" draw:text-style-name="P15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5" draw:text-style-name="P12" draw:layer="layout" svg:width="0.05cm" svg:height="0.178cm" svg:x="2.169cm" svg:y="1.628cm" svg:viewBox="0 0 51 179" svg:d="M10 179c0 0-35-70 28-179 0 0-38 104 13 127z">
          <text:p/>
        </draw:path>
        <draw:polygon draw:style-name="gr5" draw:text-style-name="P12" draw:layer="layout" svg:width="0.166cm" svg:height="0.121cm" svg:x="2.882cm" svg:y="1.333cm" svg:viewBox="0 0 167 122" draw:points="0,107 167,0 24,122">
          <text:p/>
        </draw:polygon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olygon draw:style-name="gr5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6" draw:layer="layout" svg:width="1.253cm" svg:height="1.487cm" svg:x="1.103cm" svg:y="2.129cm" svg:viewBox="0 0 1254 1488" draw:points="0,165 0,1488 1254,1324 1254,0">
          <text:p/>
        </draw:polygon>
        <draw:path draw:style-name="gr9" draw:text-style-name="P16" draw:layer="layout" svg:width="1.225cm" svg:height="1.292cm" svg:x="1.131cm" svg:y="2.225cm" svg:viewBox="0 0 1226 1293" svg:d="M0 1293l1226-173M0 156l1226-156">
          <text:p/>
        </draw:path>
        <draw:polygon draw:style-name="gr11" draw:text-style-name="P17" draw:layer="layout" svg:width="0.855cm" svg:height="1.449cm" svg:x="1.501cm" svg:y="2.003cm" svg:viewBox="0 0 856 1450" draw:points="856,126 0,0 0,1324 856,1450">
          <text:p/>
        </draw:polygon>
        <draw:path draw:style-name="gr5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6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0" draw:text-style-name="P16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10" draw:text-style-name="P16" draw:layer="layout" svg:width="0.668cm" svg:height="1.436cm" svg:x="20.289cm" svg:y="1.965cm" svg:viewBox="0 0 669 1437" svg:d="M0 91v1346c515-3 581 0 669-113v-1324c-164 87-334 90-669 91z">
          <text:p/>
        </draw:path>
        <draw:path draw:style-name="gr9" draw:text-style-name="P16" draw:layer="layout" svg:width="0.685cm" svg:height="1.235cm" svg:x="20.267cm" svg:y="2.075cm" svg:viewBox="0 0 686 1236" svg:d="M0 81c573-2 625-42 677-81M22 1218c692 78 633-127 664-133">
          <text:p/>
        </draw:path>
        <draw:polygon draw:style-name="gr124" draw:text-style-name="P65" draw:layer="layout" svg:width="11.074cm" svg:height="2.139cm" svg:x="9.225cm" svg:y="1.596cm" svg:viewBox="0 0 11075 2140" draw:points="11075,2140 0,2140 0,0 11075,0">
          <text:p/>
        </draw:polygon>
        <draw:path draw:style-name="gr15" draw:text-style-name="P16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6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polygon draw:style-name="gr8" draw:text-style-name="P12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10" draw:text-style-name="P16" draw:layer="layout" svg:width="0.237cm" svg:height="1.148cm" svg:x="9.913cm" svg:y="1.833cm" svg:viewBox="0 0 238 1149" svg:d="M0 197v766M0 855l238 294M238 0l-238 293">
          <text:p/>
        </draw:path>
        <draw:path draw:style-name="gr7" draw:text-style-name="P15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7" draw:text-style-name="P15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10" draw:text-style-name="P16" draw:layer="layout" svg:width="0.237cm" svg:height="1.148cm" svg:x="12.159cm" svg:y="1.833cm" svg:viewBox="0 0 238 1149" svg:d="M238 197v766M238 855l-238 294M0 0l238 293">
          <text:p/>
        </draw:path>
        <draw:polygon draw:style-name="gr8" draw:text-style-name="P12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10" draw:text-style-name="P16" draw:layer="layout" svg:width="0.237cm" svg:height="1.148cm" svg:x="13.466cm" svg:y="1.833cm" svg:viewBox="0 0 238 1149" svg:d="M0 197v766M0 855l238 294M238 0l-238 293">
          <text:p/>
        </draw:path>
        <draw:path draw:style-name="gr7" draw:text-style-name="P15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7" draw:text-style-name="P15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10" draw:text-style-name="P16" draw:layer="layout" svg:width="0.237cm" svg:height="1.148cm" svg:x="15.712cm" svg:y="1.833cm" svg:viewBox="0 0 238 1149" svg:d="M238 197v766M238 855l-238 294M0 0l238 293">
          <text:p/>
        </draw:path>
        <draw:polygon draw:style-name="gr8" draw:text-style-name="P12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10" draw:text-style-name="P16" draw:layer="layout" svg:width="0.236cm" svg:height="1.148cm" svg:x="17.128cm" svg:y="1.833cm" svg:viewBox="0 0 237 1149" svg:d="M0 197v766M0 855l237 294M237 0l-237 293">
          <text:p/>
        </draw:path>
        <draw:path draw:style-name="gr7" draw:text-style-name="P15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7" draw:text-style-name="P15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10" draw:text-style-name="P16" draw:layer="layout" svg:width="0.237cm" svg:height="1.148cm" svg:x="19.374cm" svg:y="1.833cm" svg:viewBox="0 0 238 1149" svg:d="M238 197v766M238 855l-238 294M0 0l238 293">
          <text:p/>
        </draw:path>
        <draw:line draw:style-name="gr125" draw:text-style-name="P16" draw:layer="layout" svg:x1="7.175cm" svg:y1="6.51cm" svg:x2="1.129cm" svg:y2="6.51cm">
          <text:p/>
        </draw:line>
        <draw:line draw:style-name="gr125" draw:text-style-name="P16" draw:layer="layout" svg:x1="7.175cm" svg:y1="7.004cm" svg:x2="1.129cm" svg:y2="7.004cm">
          <text:p/>
        </draw:line>
        <draw:line draw:style-name="gr125" draw:text-style-name="P16" draw:layer="layout" svg:x1="7.175cm" svg:y1="7.498cm" svg:x2="1.129cm" svg:y2="7.498cm">
          <text:p/>
        </draw:line>
        <draw:line draw:style-name="gr125" draw:text-style-name="P16" draw:layer="layout" svg:x1="7.175cm" svg:y1="7.992cm" svg:x2="1.129cm" svg:y2="7.992cm">
          <text:p/>
        </draw:line>
        <draw:line draw:style-name="gr125" draw:text-style-name="P16" draw:layer="layout" svg:x1="7.175cm" svg:y1="8.486cm" svg:x2="1.129cm" svg:y2="8.486cm">
          <text:p/>
        </draw:line>
        <draw:line draw:style-name="gr125" draw:text-style-name="P16" draw:layer="layout" svg:x1="7.175cm" svg:y1="8.98cm" svg:x2="1.129cm" svg:y2="8.98cm">
          <text:p/>
        </draw:line>
        <draw:line draw:style-name="gr125" draw:text-style-name="P16" draw:layer="layout" svg:x1="7.175cm" svg:y1="9.474cm" svg:x2="1.129cm" svg:y2="9.474cm">
          <text:p/>
        </draw:line>
        <draw:line draw:style-name="gr125" draw:text-style-name="P16" draw:layer="layout" svg:x1="7.175cm" svg:y1="9.967cm" svg:x2="1.129cm" svg:y2="9.967cm">
          <text:p/>
        </draw:line>
        <draw:path draw:style-name="gr5" draw:text-style-name="P12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7" draw:text-style-name="P15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25" draw:text-style-name="P16" draw:layer="layout" svg:x1="1.426cm" svg:y1="12.545cm" svg:x2="7.177cm" svg:y2="12.545cm">
          <text:p/>
        </draw:line>
        <draw:path draw:style-name="gr5" draw:text-style-name="P12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7" draw:layer="layout" svg:width="0.246cm" svg:height="0.276cm" svg:x="1.365cm" svg:y="12.32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3.039cm" svg:x2="7.177cm" svg:y2="13.039cm">
          <text:p/>
        </draw:line>
        <draw:path draw:style-name="gr5" draw:text-style-name="P12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7" draw:text-style-name="P15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7" draw:layer="layout" svg:width="0.246cm" svg:height="0.276cm" svg:x="1.365cm" svg:y="12.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3.532cm" svg:x2="7.177cm" svg:y2="13.532cm">
          <text:p/>
        </draw:line>
        <draw:path draw:style-name="gr5" draw:text-style-name="P12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2" draw:text-style-name="P27" draw:layer="layout" svg:width="0.246cm" svg:height="0.276cm" svg:x="1.365cm" svg:y="13.31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4.026cm" svg:x2="7.177cm" svg:y2="14.026cm">
          <text:p/>
        </draw:line>
        <draw:path draw:style-name="gr5" draw:text-style-name="P12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13.80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4.52cm" svg:x2="7.177cm" svg:y2="14.52cm">
          <text:p/>
        </draw:line>
        <draw:path draw:style-name="gr5" draw:text-style-name="P12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14.30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5.014cm" svg:x2="7.177cm" svg:y2="15.014cm">
          <text:p/>
        </draw:line>
        <draw:path draw:style-name="gr5" draw:text-style-name="P12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32" draw:text-style-name="P27" draw:layer="layout" svg:width="0.246cm" svg:height="0.276cm" svg:x="1.365cm" svg:y="14.79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5.508cm" svg:x2="7.177cm" svg:y2="15.508cm">
          <text:p/>
        </draw:line>
        <draw:path draw:style-name="gr5" draw:text-style-name="P12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32" draw:text-style-name="P27" draw:layer="layout" svg:width="0.246cm" svg:height="0.276cm" svg:x="1.365cm" svg:y="15.28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6.002cm" svg:x2="7.177cm" svg:y2="16.002cm">
          <text:p/>
        </draw:line>
        <draw:path draw:style-name="gr5" draw:text-style-name="P12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32" draw:text-style-name="P27" draw:layer="layout" svg:width="0.246cm" svg:height="0.276cm" svg:x="1.365cm" svg:y="15.78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6.496cm" svg:x2="7.177cm" svg:y2="16.496cm">
          <text:p/>
        </draw:line>
        <draw:path draw:style-name="gr5" draw:text-style-name="P12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32" draw:text-style-name="P27" draw:layer="layout" svg:width="0.246cm" svg:height="0.276cm" svg:x="1.365cm" svg:y="16.27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6.99cm" svg:x2="7.177cm" svg:y2="16.99cm">
          <text:p/>
        </draw:line>
        <draw:path draw:style-name="gr5" draw:text-style-name="P12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7" draw:text-style-name="P15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7" draw:layer="layout" svg:width="0.246cm" svg:height="0.276cm" svg:x="1.365cm" svg:y="16.77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7.484cm" svg:x2="7.177cm" svg:y2="17.484cm">
          <text:p/>
        </draw:line>
        <draw:path draw:style-name="gr5" draw:text-style-name="P12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7" draw:layer="layout" svg:width="0.246cm" svg:height="0.276cm" svg:x="1.365cm" svg:y="17.26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7.977cm" svg:x2="7.177cm" svg:y2="17.977cm">
          <text:p/>
        </draw:line>
        <draw:path draw:style-name="gr5" draw:text-style-name="P12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2" draw:text-style-name="P27" draw:layer="layout" svg:width="0.246cm" svg:height="0.276cm" svg:x="1.365cm" svg:y="17.75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8.471cm" svg:x2="7.177cm" svg:y2="18.471cm">
          <text:p/>
        </draw:line>
        <draw:path draw:style-name="gr5" draw:text-style-name="P12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7" draw:text-style-name="P15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32" draw:text-style-name="P27" draw:layer="layout" svg:width="0.246cm" svg:height="0.276cm" svg:x="1.365cm" svg:y="18.25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0.538cm" svg:x2="7.177cm" svg:y2="20.538cm">
          <text:p/>
        </draw:line>
        <draw:path draw:style-name="gr5" draw:text-style-name="P12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7" draw:text-style-name="P15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7" draw:layer="layout" svg:width="0.246cm" svg:height="0.276cm" svg:x="1.365cm" svg:y="20.31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1.031cm" svg:x2="7.177cm" svg:y2="21.031cm">
          <text:p/>
        </draw:line>
        <draw:path draw:style-name="gr5" draw:text-style-name="P12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7" draw:text-style-name="P15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20.81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1.525cm" svg:x2="7.177cm" svg:y2="21.525cm">
          <text:p/>
        </draw:line>
        <draw:path draw:style-name="gr5" draw:text-style-name="P12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21.30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2.019cm" svg:x2="7.177cm" svg:y2="22.019cm">
          <text:p/>
        </draw:line>
        <draw:path draw:style-name="gr5" draw:text-style-name="P12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32" draw:text-style-name="P27" draw:layer="layout" svg:width="0.246cm" svg:height="0.276cm" svg:x="1.365cm" svg:y="21.80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2.513cm" svg:x2="7.177cm" svg:y2="22.513cm">
          <text:p/>
        </draw:line>
        <draw:path draw:style-name="gr5" draw:text-style-name="P12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32" draw:text-style-name="P27" draw:layer="layout" svg:width="0.246cm" svg:height="0.276cm" svg:x="1.365cm" svg:y="22.29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3.007cm" svg:x2="7.177cm" svg:y2="23.007cm">
          <text:p/>
        </draw:line>
        <draw:path draw:style-name="gr5" draw:text-style-name="P12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32" draw:text-style-name="P27" draw:layer="layout" svg:width="0.246cm" svg:height="0.276cm" svg:x="1.365cm" svg:y="22.78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3.501cm" svg:x2="7.177cm" svg:y2="23.501cm">
          <text:p/>
        </draw:line>
        <draw:path draw:style-name="gr5" draw:text-style-name="P12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32" draw:text-style-name="P27" draw:layer="layout" svg:width="0.246cm" svg:height="0.276cm" svg:x="1.365cm" svg:y="23.2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3.995cm" svg:x2="7.177cm" svg:y2="23.995cm">
          <text:p/>
        </draw:line>
        <draw:path draw:style-name="gr5" draw:text-style-name="P12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32" draw:text-style-name="P27" draw:layer="layout" svg:width="0.246cm" svg:height="0.276cm" svg:x="1.365cm" svg:y="23.77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4.489cm" svg:x2="7.177cm" svg:y2="24.489cm">
          <text:p/>
        </draw:line>
        <draw:path draw:style-name="gr5" draw:text-style-name="P12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7" draw:layer="layout" svg:width="0.246cm" svg:height="0.276cm" svg:x="1.365cm" svg:y="24.2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4.983cm" svg:x2="7.177cm" svg:y2="24.983cm">
          <text:p/>
        </draw:line>
        <draw:path draw:style-name="gr5" draw:text-style-name="P12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7" draw:layer="layout" svg:width="0.246cm" svg:height="0.276cm" svg:x="1.365cm" svg:y="24.76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5.476cm" svg:x2="7.177cm" svg:y2="25.476cm">
          <text:p/>
        </draw:line>
        <draw:path draw:style-name="gr5" draw:text-style-name="P12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25.25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5.97cm" svg:x2="7.177cm" svg:y2="25.97cm">
          <text:p/>
        </draw:line>
        <draw:path draw:style-name="gr5" draw:text-style-name="P12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25.75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6.464cm" svg:x2="7.177cm" svg:y2="26.464cm">
          <text:p/>
        </draw:line>
        <draw:path draw:style-name="gr5" draw:text-style-name="P12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1.365cm" svg:y="26.24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6.557cm" svg:x2="13.844cm" svg:y2="6.557cm">
          <text:p/>
        </draw:line>
        <draw:path draw:style-name="gr5" draw:text-style-name="P12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6.33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7.051cm" svg:x2="13.844cm" svg:y2="7.051cm">
          <text:p/>
        </draw:line>
        <draw:path draw:style-name="gr5" draw:text-style-name="P12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32" draw:text-style-name="P27" draw:layer="layout" svg:width="0.246cm" svg:height="0.276cm" svg:x="8.032cm" svg:y="6.83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7.545cm" svg:x2="13.844cm" svg:y2="7.545cm">
          <text:p/>
        </draw:line>
        <draw:path draw:style-name="gr5" draw:text-style-name="P12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7" draw:layer="layout" svg:width="0.246cm" svg:height="0.276cm" svg:x="8.032cm" svg:y="7.32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8.039cm" svg:x2="13.844cm" svg:y2="8.039cm">
          <text:p/>
        </draw:line>
        <draw:path draw:style-name="gr5" draw:text-style-name="P12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32" draw:text-style-name="P27" draw:layer="layout" svg:width="0.246cm" svg:height="0.276cm" svg:x="8.032cm" svg:y="7.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8.533cm" svg:x2="13.844cm" svg:y2="8.533cm">
          <text:p/>
        </draw:line>
        <draw:path draw:style-name="gr5" draw:text-style-name="P12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32" draw:text-style-name="P27" draw:layer="layout" svg:width="0.246cm" svg:height="0.276cm" svg:x="8.032cm" svg:y="8.31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9.026cm" svg:x2="13.844cm" svg:y2="9.026cm">
          <text:p/>
        </draw:line>
        <draw:path draw:style-name="gr5" draw:text-style-name="P12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32" draw:text-style-name="P27" draw:layer="layout" svg:width="0.246cm" svg:height="0.276cm" svg:x="8.032cm" svg:y="8.80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9.52cm" svg:x2="13.844cm" svg:y2="9.52cm">
          <text:p/>
        </draw:line>
        <draw:path draw:style-name="gr5" draw:text-style-name="P12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32" draw:text-style-name="P27" draw:layer="layout" svg:width="0.246cm" svg:height="0.276cm" svg:x="8.032cm" svg:y="9.30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0.014cm" svg:x2="13.844cm" svg:y2="10.014cm">
          <text:p/>
        </draw:line>
        <draw:path draw:style-name="gr5" draw:text-style-name="P12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7" draw:layer="layout" svg:width="0.246cm" svg:height="0.276cm" svg:x="8.032cm" svg:y="9.79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0.508cm" svg:x2="13.844cm" svg:y2="10.508cm">
          <text:p/>
        </draw:line>
        <draw:path draw:style-name="gr5" draw:text-style-name="P12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10.28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1.002cm" svg:x2="13.844cm" svg:y2="11.002cm">
          <text:p/>
        </draw:line>
        <draw:path draw:style-name="gr5" draw:text-style-name="P12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10.78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1.496cm" svg:x2="13.844cm" svg:y2="11.496cm">
          <text:p/>
        </draw:line>
        <draw:path draw:style-name="gr5" draw:text-style-name="P12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7" draw:text-style-name="P15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32" draw:text-style-name="P27" draw:layer="layout" svg:width="0.246cm" svg:height="0.276cm" svg:x="8.032cm" svg:y="11.27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1.99cm" svg:x2="13.844cm" svg:y2="11.99cm">
          <text:p/>
        </draw:line>
        <draw:path draw:style-name="gr5" draw:text-style-name="P12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7" draw:text-style-name="P15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7" draw:layer="layout" svg:width="0.246cm" svg:height="0.276cm" svg:x="8.032cm" svg:y="11.77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2.484cm" svg:x2="13.844cm" svg:y2="12.484cm">
          <text:p/>
        </draw:line>
        <draw:path draw:style-name="gr5" draw:text-style-name="P12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7" draw:layer="layout" svg:width="0.246cm" svg:height="0.276cm" svg:x="8.032cm" svg:y="12.26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6.557cm" svg:x2="20.446cm" svg:y2="6.557cm">
          <text:p/>
        </draw:line>
        <draw:path draw:style-name="gr5" draw:text-style-name="P12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7" draw:layer="layout" svg:width="0.246cm" svg:height="0.276cm" svg:x="14.634cm" svg:y="6.33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7.051cm" svg:x2="20.446cm" svg:y2="7.051cm">
          <text:p/>
        </draw:line>
        <draw:path draw:style-name="gr5" draw:text-style-name="P12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7" draw:text-style-name="P15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32" draw:text-style-name="P27" draw:layer="layout" svg:width="0.246cm" svg:height="0.276cm" svg:x="14.634cm" svg:y="6.83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7.545cm" svg:x2="20.446cm" svg:y2="7.545cm">
          <text:p/>
        </draw:line>
        <draw:path draw:style-name="gr5" draw:text-style-name="P12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7" draw:text-style-name="P15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2" draw:text-style-name="P27" draw:layer="layout" svg:width="0.246cm" svg:height="0.276cm" svg:x="14.634cm" svg:y="7.32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8.039cm" svg:x2="20.446cm" svg:y2="8.039cm">
          <text:p/>
        </draw:line>
        <draw:path draw:style-name="gr5" draw:text-style-name="P12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7" draw:text-style-name="P15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2" draw:text-style-name="P27" draw:layer="layout" svg:width="0.246cm" svg:height="0.276cm" svg:x="14.634cm" svg:y="7.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8.533cm" svg:x2="20.446cm" svg:y2="8.533cm">
          <text:p/>
        </draw:line>
        <draw:path draw:style-name="gr5" draw:text-style-name="P12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7" draw:text-style-name="P15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32" draw:text-style-name="P27" draw:layer="layout" svg:width="0.246cm" svg:height="0.276cm" svg:x="14.634cm" svg:y="8.31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9.026cm" svg:x2="20.446cm" svg:y2="9.026cm">
          <text:p/>
        </draw:line>
        <draw:path draw:style-name="gr5" draw:text-style-name="P12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32" draw:text-style-name="P27" draw:layer="layout" svg:width="0.246cm" svg:height="0.276cm" svg:x="14.634cm" svg:y="8.80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9.52cm" svg:x2="20.446cm" svg:y2="9.52cm">
          <text:p/>
        </draw:line>
        <draw:path draw:style-name="gr5" draw:text-style-name="P12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7" draw:layer="layout" svg:width="0.246cm" svg:height="0.276cm" svg:x="14.634cm" svg:y="9.30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0.014cm" svg:x2="20.446cm" svg:y2="10.014cm">
          <text:p/>
        </draw:line>
        <draw:path draw:style-name="gr5" draw:text-style-name="P12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2" draw:text-style-name="P27" draw:layer="layout" svg:width="0.246cm" svg:height="0.276cm" svg:x="14.634cm" svg:y="9.79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0.508cm" svg:x2="20.446cm" svg:y2="10.508cm">
          <text:p/>
        </draw:line>
        <draw:path draw:style-name="gr5" draw:text-style-name="P12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7" draw:text-style-name="P15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32" draw:text-style-name="P27" draw:layer="layout" svg:width="0.246cm" svg:height="0.276cm" svg:x="14.634cm" svg:y="10.28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2.545cm" svg:x2="20.446cm" svg:y2="12.545cm">
          <text:p/>
        </draw:line>
        <draw:path draw:style-name="gr5" draw:text-style-name="P12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32" draw:text-style-name="P27" draw:layer="layout" svg:width="0.246cm" svg:height="0.276cm" svg:x="14.634cm" svg:y="12.32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3.039cm" svg:x2="20.446cm" svg:y2="13.039cm">
          <text:p/>
        </draw:line>
        <draw:path draw:style-name="gr5" draw:text-style-name="P12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7" draw:layer="layout" svg:width="0.246cm" svg:height="0.276cm" svg:x="14.634cm" svg:y="12.82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3.533cm" svg:x2="20.446cm" svg:y2="13.533cm">
          <text:p/>
        </draw:line>
        <draw:path draw:style-name="gr5" draw:text-style-name="P12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7" draw:layer="layout" svg:width="0.246cm" svg:height="0.276cm" svg:x="14.634cm" svg:y="13.31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4.027cm" svg:x2="20.446cm" svg:y2="14.027cm">
          <text:p/>
        </draw:line>
        <draw:path draw:style-name="gr5" draw:text-style-name="P12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32" draw:text-style-name="P27" draw:layer="layout" svg:width="0.246cm" svg:height="0.276cm" svg:x="14.634cm" svg:y="13.80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4.521cm" svg:x2="20.446cm" svg:y2="14.521cm">
          <text:p/>
        </draw:line>
        <draw:path draw:style-name="gr5" draw:text-style-name="P12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7" draw:layer="layout" svg:width="0.246cm" svg:height="0.276cm" svg:x="14.634cm" svg:y="14.30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5.015cm" svg:x2="20.446cm" svg:y2="15.015cm">
          <text:p/>
        </draw:line>
        <draw:path draw:style-name="gr5" draw:text-style-name="P12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32" draw:text-style-name="P27" draw:layer="layout" svg:width="0.246cm" svg:height="0.276cm" svg:x="14.634cm" svg:y="14.79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5.509cm" svg:x2="20.446cm" svg:y2="15.509cm">
          <text:p/>
        </draw:line>
        <draw:path draw:style-name="gr5" draw:text-style-name="P12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7" draw:text-style-name="P15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32" draw:text-style-name="P27" draw:layer="layout" svg:width="0.246cm" svg:height="0.276cm" svg:x="14.634cm" svg:y="15.2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6.003cm" svg:x2="20.446cm" svg:y2="16.003cm">
          <text:p/>
        </draw:line>
        <draw:path draw:style-name="gr5" draw:text-style-name="P12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7" draw:text-style-name="P15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32" draw:text-style-name="P27" draw:layer="layout" svg:width="0.246cm" svg:height="0.276cm" svg:x="14.634cm" svg:y="15.78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6.497cm" svg:x2="20.446cm" svg:y2="16.497cm">
          <text:p/>
        </draw:line>
        <draw:path draw:style-name="gr5" draw:text-style-name="P12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32" draw:text-style-name="P27" draw:layer="layout" svg:width="0.246cm" svg:height="0.276cm" svg:x="14.634cm" svg:y="16.27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8.536cm" svg:x2="20.446cm" svg:y2="18.536cm">
          <text:p/>
        </draw:line>
        <draw:path draw:style-name="gr5" draw:text-style-name="P12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7" draw:text-style-name="P15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2" draw:text-style-name="P27" draw:layer="layout" svg:width="0.246cm" svg:height="0.276cm" svg:x="14.634cm" svg:y="18.31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9.03cm" svg:x2="20.446cm" svg:y2="19.03cm">
          <text:p/>
        </draw:line>
        <draw:path draw:style-name="gr5" draw:text-style-name="P12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7" draw:text-style-name="P15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2" draw:text-style-name="P27" draw:layer="layout" svg:width="0.246cm" svg:height="0.276cm" svg:x="14.634cm" svg:y="18.81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9.524cm" svg:x2="20.446cm" svg:y2="19.524cm">
          <text:p/>
        </draw:line>
        <draw:path draw:style-name="gr5" draw:text-style-name="P12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7" draw:text-style-name="P15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32" draw:text-style-name="P27" draw:layer="layout" svg:width="0.246cm" svg:height="0.276cm" svg:x="14.634cm" svg:y="19.30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0.017cm" svg:x2="20.446cm" svg:y2="20.017cm">
          <text:p/>
        </draw:line>
        <draw:path draw:style-name="gr5" draw:text-style-name="P12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32" draw:text-style-name="P27" draw:layer="layout" svg:width="0.246cm" svg:height="0.276cm" svg:x="14.634cm" svg:y="19.79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0.511cm" svg:x2="20.446cm" svg:y2="20.511cm">
          <text:p/>
        </draw:line>
        <draw:path draw:style-name="gr5" draw:text-style-name="P12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7" draw:layer="layout" svg:width="0.246cm" svg:height="0.276cm" svg:x="14.634cm" svg:y="20.29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1.005cm" svg:x2="20.446cm" svg:y2="21.005cm">
          <text:p/>
        </draw:line>
        <draw:path draw:style-name="gr5" draw:text-style-name="P12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2" draw:text-style-name="P27" draw:layer="layout" svg:width="0.246cm" svg:height="0.276cm" svg:x="14.634cm" svg:y="20.78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1.499cm" svg:x2="20.446cm" svg:y2="21.499cm">
          <text:p/>
        </draw:line>
        <draw:path draw:style-name="gr5" draw:text-style-name="P12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32" draw:text-style-name="P27" draw:layer="layout" svg:width="0.246cm" svg:height="0.276cm" svg:x="14.634cm" svg:y="21.28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3.5cm" svg:x2="20.446cm" svg:y2="23.5cm">
          <text:p/>
        </draw:line>
        <draw:path draw:style-name="gr5" draw:text-style-name="P12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32" draw:text-style-name="P27" draw:layer="layout" svg:width="0.246cm" svg:height="0.276cm" svg:x="14.634cm" svg:y="23.2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3.994cm" svg:x2="20.446cm" svg:y2="23.994cm">
          <text:p/>
        </draw:line>
        <draw:path draw:style-name="gr5" draw:text-style-name="P12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32" draw:text-style-name="P27" draw:layer="layout" svg:width="0.246cm" svg:height="0.276cm" svg:x="14.634cm" svg:y="23.77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4.488cm" svg:x2="20.446cm" svg:y2="24.488cm">
          <text:p/>
        </draw:line>
        <draw:path draw:style-name="gr5" draw:text-style-name="P12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32" draw:text-style-name="P27" draw:layer="layout" svg:width="0.246cm" svg:height="0.276cm" svg:x="14.634cm" svg:y="24.26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4.982cm" svg:x2="20.446cm" svg:y2="24.982cm">
          <text:p/>
        </draw:line>
        <draw:path draw:style-name="gr5" draw:text-style-name="P12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7" draw:text-style-name="P15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32" draw:text-style-name="P27" draw:layer="layout" svg:width="0.246cm" svg:height="0.276cm" svg:x="14.634cm" svg:y="24.76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5.476cm" svg:x2="20.446cm" svg:y2="25.476cm">
          <text:p/>
        </draw:line>
        <draw:path draw:style-name="gr5" draw:text-style-name="P12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7" draw:text-style-name="P15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32" draw:text-style-name="P27" draw:layer="layout" svg:width="0.246cm" svg:height="0.276cm" svg:x="14.634cm" svg:y="25.25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5.97cm" svg:x2="20.446cm" svg:y2="25.97cm">
          <text:p/>
        </draw:line>
        <draw:path draw:style-name="gr5" draw:text-style-name="P12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7" draw:text-style-name="P15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32" draw:text-style-name="P27" draw:layer="layout" svg:width="0.246cm" svg:height="0.276cm" svg:x="14.634cm" svg:y="25.75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6.463cm" svg:x2="20.446cm" svg:y2="26.463cm">
          <text:p/>
        </draw:line>
        <draw:path draw:style-name="gr5" draw:text-style-name="P12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32" draw:text-style-name="P27" draw:layer="layout" svg:width="0.246cm" svg:height="0.276cm" svg:x="14.634cm" svg:y="26.24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4.515cm" svg:x2="13.844cm" svg:y2="14.515cm">
          <text:p/>
        </draw:line>
        <draw:path draw:style-name="gr5" draw:text-style-name="P12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32" draw:text-style-name="P27" draw:layer="layout" svg:width="0.246cm" svg:height="0.276cm" svg:x="8.032cm" svg:y="14.29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5.009cm" svg:x2="13.844cm" svg:y2="15.009cm">
          <text:p/>
        </draw:line>
        <draw:path draw:style-name="gr5" draw:text-style-name="P12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32" draw:text-style-name="P27" draw:layer="layout" svg:width="0.246cm" svg:height="0.276cm" svg:x="8.032cm" svg:y="14.7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5.503cm" svg:x2="13.844cm" svg:y2="15.503cm">
          <text:p/>
        </draw:line>
        <draw:path draw:style-name="gr5" draw:text-style-name="P12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7" draw:text-style-name="P15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32" draw:text-style-name="P27" draw:layer="layout" svg:width="0.246cm" svg:height="0.276cm" svg:x="8.032cm" svg:y="15.28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5.997cm" svg:x2="13.844cm" svg:y2="15.997cm">
          <text:p/>
        </draw:line>
        <draw:path draw:style-name="gr5" draw:text-style-name="P12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32" draw:text-style-name="P27" draw:layer="layout" svg:width="0.246cm" svg:height="0.276cm" svg:x="8.032cm" svg:y="15.77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6.491cm" svg:x2="13.844cm" svg:y2="16.491cm">
          <text:p/>
        </draw:line>
        <draw:path draw:style-name="gr5" draw:text-style-name="P12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32" draw:text-style-name="P27" draw:layer="layout" svg:width="0.246cm" svg:height="0.276cm" svg:x="8.032cm" svg:y="16.27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6.985cm" svg:x2="13.844cm" svg:y2="16.985cm">
          <text:p/>
        </draw:line>
        <draw:path draw:style-name="gr5" draw:text-style-name="P12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7" draw:text-style-name="P15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32" draw:text-style-name="P27" draw:layer="layout" svg:width="0.246cm" svg:height="0.276cm" svg:x="8.032cm" svg:y="16.76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7.478cm" svg:x2="13.844cm" svg:y2="17.478cm">
          <text:p/>
        </draw:line>
        <draw:path draw:style-name="gr5" draw:text-style-name="P12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32" draw:text-style-name="P27" draw:layer="layout" svg:width="0.246cm" svg:height="0.276cm" svg:x="8.032cm" svg:y="17.2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7.972cm" svg:x2="13.844cm" svg:y2="17.972cm">
          <text:p/>
        </draw:line>
        <draw:path draw:style-name="gr5" draw:text-style-name="P12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32" draw:text-style-name="P27" draw:layer="layout" svg:width="0.246cm" svg:height="0.276cm" svg:x="8.032cm" svg:y="17.75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8.466cm" svg:x2="13.844cm" svg:y2="18.466cm">
          <text:p/>
        </draw:line>
        <draw:path draw:style-name="gr5" draw:text-style-name="P12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32" draw:text-style-name="P27" draw:layer="layout" svg:width="0.246cm" svg:height="0.276cm" svg:x="8.032cm" svg:y="18.24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8.96cm" svg:x2="13.844cm" svg:y2="18.96cm">
          <text:p/>
        </draw:line>
        <draw:path draw:style-name="gr5" draw:text-style-name="P12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32" draw:text-style-name="P27" draw:layer="layout" svg:width="0.246cm" svg:height="0.276cm" svg:x="8.032cm" svg:y="18.74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9.454cm" svg:x2="13.844cm" svg:y2="19.454cm">
          <text:p/>
        </draw:line>
        <draw:path draw:style-name="gr5" draw:text-style-name="P12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32" draw:text-style-name="P27" draw:layer="layout" svg:width="0.246cm" svg:height="0.276cm" svg:x="8.032cm" svg:y="19.23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9.948cm" svg:x2="13.844cm" svg:y2="19.948cm">
          <text:p/>
        </draw:line>
        <draw:path draw:style-name="gr5" draw:text-style-name="P12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32" draw:text-style-name="P27" draw:layer="layout" svg:width="0.246cm" svg:height="0.276cm" svg:x="8.032cm" svg:y="19.72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0.442cm" svg:x2="13.844cm" svg:y2="20.442cm">
          <text:p/>
        </draw:line>
        <draw:path draw:style-name="gr5" draw:text-style-name="P12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20.22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2.508cm" svg:x2="13.844cm" svg:y2="22.508cm">
          <text:p/>
        </draw:line>
        <draw:path draw:style-name="gr5" draw:text-style-name="P12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7" draw:text-style-name="P15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7" draw:layer="layout" svg:width="0.246cm" svg:height="0.276cm" svg:x="8.032cm" svg:y="22.28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3.002cm" svg:x2="13.844cm" svg:y2="23.002cm">
          <text:p/>
        </draw:line>
        <draw:path draw:style-name="gr5" draw:text-style-name="P12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7" draw:text-style-name="P15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32" draw:text-style-name="P27" draw:layer="layout" svg:width="0.246cm" svg:height="0.276cm" svg:x="8.032cm" svg:y="22.78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3.496cm" svg:x2="13.844cm" svg:y2="23.496cm">
          <text:p/>
        </draw:line>
        <draw:path draw:style-name="gr5" draw:text-style-name="P12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7" draw:text-style-name="P15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32" draw:text-style-name="P27" draw:layer="layout" svg:width="0.246cm" svg:height="0.276cm" svg:x="8.032cm" svg:y="23.27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3.989cm" svg:x2="13.844cm" svg:y2="23.989cm">
          <text:p/>
        </draw:line>
        <draw:path draw:style-name="gr5" draw:text-style-name="P12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32" draw:text-style-name="P27" draw:layer="layout" svg:width="0.246cm" svg:height="0.276cm" svg:x="8.032cm" svg:y="23.77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4.483cm" svg:x2="13.844cm" svg:y2="24.483cm">
          <text:p/>
        </draw:line>
        <draw:path draw:style-name="gr5" draw:text-style-name="P12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32" draw:text-style-name="P27" draw:layer="layout" svg:width="0.246cm" svg:height="0.276cm" svg:x="8.032cm" svg:y="24.26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4.977cm" svg:x2="13.844cm" svg:y2="24.977cm">
          <text:p/>
        </draw:line>
        <draw:path draw:style-name="gr5" draw:text-style-name="P12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7" draw:layer="layout" svg:width="0.246cm" svg:height="0.276cm" svg:x="8.032cm" svg:y="24.75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5.471cm" svg:x2="13.844cm" svg:y2="25.471cm">
          <text:p/>
        </draw:line>
        <draw:path draw:style-name="gr5" draw:text-style-name="P12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7" draw:layer="layout" svg:width="0.246cm" svg:height="0.276cm" svg:x="8.032cm" svg:y="25.25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5.965cm" svg:x2="13.844cm" svg:y2="25.965cm">
          <text:p/>
        </draw:line>
        <draw:path draw:style-name="gr5" draw:text-style-name="P12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25.74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6.464cm" svg:x2="13.844cm" svg:y2="26.464cm">
          <text:p/>
        </draw:line>
        <draw:path draw:style-name="gr7" draw:text-style-name="P15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7" draw:text-style-name="P15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7" draw:text-style-name="P15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7" draw:text-style-name="P15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7" draw:text-style-name="P15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7" draw:text-style-name="P15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7" draw:text-style-name="P15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7" draw:text-style-name="P15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7" draw:text-style-name="P15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7" draw:text-style-name="P15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7" draw:text-style-name="P15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7" draw:text-style-name="P15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7" draw:text-style-name="P15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7" draw:text-style-name="P15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7" draw:text-style-name="P15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7" draw:text-style-name="P15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7" draw:text-style-name="P15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7" draw:text-style-name="P15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7" draw:text-style-name="P15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7" draw:text-style-name="P15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32" draw:text-style-name="P27" draw:layer="layout" svg:width="0.246cm" svg:height="0.276cm" svg:x="8.032cm" svg:y="26.24cm">
          <draw:text-box>
            <text:p text:style-name="P26"><text:span text:style-name="T12"><text:s/></text:span></text:p>
          </draw:text-box>
        </draw:frame>
        <draw:frame draw:style-name="gr28" draw:text-style-name="P28" draw:layer="layout" svg:width="9.43cm" svg:height="0.196cm" svg:x="6.157cm" svg:y="27.298cm">
          <draw:text-box>
            <text:p text:style-name="P26"><text:span text:style-name="T13">TM &amp; © 2014 Wizards of the Coast LLC. Permission is granted to photocopy this document for personal use.</text:span></text:p>
          </draw:text-box>
        </draw:frame>
        <draw:frame draw:style-name="gr126" draw:text-style-name="P27" draw:layer="layout" svg:width="1.86cm" svg:height="0.276cm" svg:x="2.474cm" svg:y="3.274cm">
          <draw:text-box>
            <text:p text:style-name="P26"><text:span text:style-name="T12">SPELLCASTING</text:span></text:p>
          </draw:text-box>
        </draw:frame>
        <draw:frame draw:style-name="gr127" draw:text-style-name="P27" draw:layer="layout" svg:width="0.811cm" svg:height="0.276cm" svg:x="2.474cm" svg:y="3.521cm">
          <draw:text-box>
            <text:p text:style-name="P26"><text:span text:style-name="T12">CLASS</text:span></text:p>
          </draw:text-box>
        </draw:frame>
        <draw:frame draw:style-name="gr128" draw:text-style-name="P40" draw:layer="layout" svg:width="1.606cm" svg:height="0.225cm" draw:transform="rotate (1.5707963267949) translate (0.55cm 16.162cm)">
          <draw:text-box>
            <text:p text:style-name="P26"><text:span text:style-name="T17">SPELLS KNOWN</text:span></text:p>
          </draw:text-box>
        </draw:frame>
        <draw:frame draw:style-name="gr129" draw:text-style-name="P39" draw:layer="layout" svg:width="1.475cm" svg:height="0.255cm" svg:x="3.697cm" svg:y="12.257cm">
          <draw:text-box>
            <text:p text:style-name="P26"><text:span text:style-name="T43">SPELL NAME</text:span></text:p>
          </draw:text-box>
        </draw:frame>
        <draw:frame draw:style-name="gr130" draw:text-style-name="P66" draw:layer="layout" svg:width="0.158cm" svg:height="0.179cm" draw:transform="rotate (1.61058983374037) translate (0.93cm 12.483cm)">
          <draw:text-box>
            <text:p text:style-name="P26"><text:span text:style-name="T44">P</text:span></text:p>
          </draw:text-box>
        </draw:frame>
        <draw:frame draw:style-name="gr130" draw:text-style-name="P66" draw:layer="layout" svg:width="0.158cm" svg:height="0.179cm" draw:transform="rotate (1.11509085909918) translate (0.94cm 12.338cm)">
          <draw:text-box>
            <text:p text:style-name="P26"><text:span text:style-name="T44">R</text:span></text:p>
          </draw:text-box>
        </draw:frame>
        <draw:frame draw:style-name="gr130" draw:text-style-name="P66" draw:layer="layout" svg:width="0.158cm" svg:height="0.179cm" draw:transform="rotate (0.713839664065681) translate (1.01cm 12.22cm)">
          <draw:text-box>
            <text:p text:style-name="P26"><text:span text:style-name="T44">E</text:span></text:p>
          </draw:text-box>
        </draw:frame>
        <draw:frame draw:style-name="gr130" draw:text-style-name="P66" draw:layer="layout" svg:width="0.158cm" svg:height="0.179cm" draw:transform="rotate (0.326900168898538) translate (1.112cm 12.146cm)">
          <draw:text-box>
            <text:p text:style-name="P26"><text:span text:style-name="T44">P</text:span></text:p>
          </draw:text-box>
        </draw:frame>
        <draw:frame draw:style-name="gr130" draw:text-style-name="P66" draw:layer="layout" svg:width="0.158cm" svg:height="0.179cm" draw:transform="rotate (-0.155334303427496) translate (1.249cm 12.114cm)">
          <draw:text-box>
            <text:p text:style-name="P26"><text:span text:style-name="T44">A</text:span></text:p>
          </draw:text-box>
        </draw:frame>
        <draw:frame draw:style-name="gr130" draw:text-style-name="P66" draw:layer="layout" svg:width="0.158cm" svg:height="0.179cm" draw:transform="rotate (-0.556585498460992) translate (1.383cm 12.146cm)">
          <draw:text-box>
            <text:p text:style-name="P26"><text:span text:style-name="T44">R</text:span></text:p>
          </draw:text-box>
        </draw:frame>
        <draw:frame draw:style-name="gr130" draw:text-style-name="P66" draw:layer="layout" svg:width="0.158cm" svg:height="0.179cm" draw:transform="rotate (-0.955044166691298) translate (1.49cm 12.229cm)">
          <draw:text-box>
            <text:p text:style-name="P26"><text:span text:style-name="T44">E</text:span></text:p>
          </draw:text-box>
        </draw:frame>
        <draw:frame draw:style-name="gr130" draw:text-style-name="P66" draw:layer="layout" svg:width="0.158cm" svg:height="0.179cm" draw:transform="rotate (-1.53100281984943) translate (1.563cm 12.366cm)">
          <draw:text-box>
            <text:p text:style-name="P26"><text:span text:style-name="T44">D</text:span></text:p>
          </draw:text-box>
        </draw:frame>
        <draw:frame draw:style-name="gr131" draw:text-style-name="P40" draw:layer="layout" svg:width="0.637cm" svg:height="0.225cm" svg:x="1.106cm" svg:y="10.352cm">
          <draw:text-box>
            <text:p text:style-name="P26"><text:span text:style-name="T17">SPELL</text:span></text:p>
          </draw:text-box>
        </draw:frame>
        <draw:frame draw:style-name="gr131" draw:text-style-name="P40" draw:layer="layout" svg:width="0.637cm" svg:height="0.225cm" svg:x="1.103cm" svg:y="10.546cm">
          <draw:text-box>
            <text:p text:style-name="P26"><text:span text:style-name="T17">LEVEL</text:span></text:p>
          </draw:text-box>
        </draw:frame>
        <draw:frame draw:style-name="gr132" draw:text-style-name="P40" draw:layer="layout" svg:width="1.844cm" svg:height="0.225cm" svg:x="4.505cm" svg:y="10.711cm">
          <draw:text-box>
            <text:p text:style-name="P26"><text:span text:style-name="T17">SLOTS EXPENDED</text:span></text:p>
          </draw:text-box>
        </draw:frame>
        <draw:frame draw:style-name="gr133" draw:text-style-name="P40" draw:layer="layout" svg:width="1.374cm" svg:height="0.225cm" svg:x="1.793cm" svg:y="10.711cm">
          <draw:text-box>
            <text:p text:style-name="P26"><text:span text:style-name="T17">SLOTS TOTAL</text:span></text:p>
          </draw:text-box>
        </draw:frame>
        <draw:frame draw:style-name="gr134" draw:text-style-name="P42" draw:layer="layout" svg:width="0.422cm" svg:height="0.475cm" svg:x="1.322cm" svg:y="11.188cm">
          <draw:text-box>
            <text:p text:style-name="P26"><text:span text:style-name="T45">1</text:span></text:p>
          </draw:text-box>
        </draw:frame>
        <draw:frame draw:style-name="gr134" draw:text-style-name="P42" draw:layer="layout" svg:width="0.422cm" svg:height="0.475cm" svg:x="1.322cm" svg:y="5.271cm">
          <draw:text-box>
            <text:p text:style-name="P26"><text:span text:style-name="T45">0</text:span></text:p>
          </draw:text-box>
        </draw:frame>
        <draw:frame draw:style-name="gr134" draw:text-style-name="P42" draw:layer="layout" svg:width="0.422cm" svg:height="0.475cm" svg:x="1.322cm" svg:y="19.252cm">
          <draw:text-box>
            <text:p text:style-name="P26"><text:span text:style-name="T45">2</text:span></text:p>
          </draw:text-box>
        </draw:frame>
        <draw:frame draw:style-name="gr134" draw:text-style-name="P42" draw:layer="layout" svg:width="0.422cm" svg:height="0.475cm" svg:x="7.989cm" svg:y="5.271cm">
          <draw:text-box>
            <text:p text:style-name="P26"><text:span text:style-name="T45">3</text:span></text:p>
          </draw:text-box>
        </draw:frame>
        <draw:frame draw:style-name="gr134" draw:text-style-name="P42" draw:layer="layout" svg:width="0.422cm" svg:height="0.475cm" svg:x="14.591cm" svg:y="5.271cm">
          <draw:text-box>
            <text:p text:style-name="P26"><text:span text:style-name="T45">6</text:span></text:p>
          </draw:text-box>
        </draw:frame>
        <draw:frame draw:style-name="gr134" draw:text-style-name="P42" draw:layer="layout" svg:width="0.422cm" svg:height="0.475cm" svg:x="14.591cm" svg:y="11.26cm">
          <draw:text-box>
            <text:p text:style-name="P26"><text:span text:style-name="T45">7</text:span></text:p>
          </draw:text-box>
        </draw:frame>
        <draw:frame draw:style-name="gr134" draw:text-style-name="P42" draw:layer="layout" svg:width="0.422cm" svg:height="0.475cm" svg:x="14.591cm" svg:y="17.25cm">
          <draw:text-box>
            <text:p text:style-name="P26"><text:span text:style-name="T45">8</text:span></text:p>
          </draw:text-box>
        </draw:frame>
        <draw:frame draw:style-name="gr134" draw:text-style-name="P42" draw:layer="layout" svg:width="0.422cm" svg:height="0.475cm" svg:x="14.591cm" svg:y="22.214cm">
          <draw:text-box>
            <text:p text:style-name="P26"><text:span text:style-name="T45">9</text:span></text:p>
          </draw:text-box>
        </draw:frame>
        <draw:frame draw:style-name="gr134" draw:text-style-name="P42" draw:layer="layout" svg:width="0.422cm" svg:height="0.475cm" svg:x="7.989cm" svg:y="13.229cm">
          <draw:text-box>
            <text:p text:style-name="P26"><text:span text:style-name="T45">4</text:span></text:p>
          </draw:text-box>
        </draw:frame>
        <draw:frame draw:style-name="gr134" draw:text-style-name="P42" draw:layer="layout" svg:width="0.422cm" svg:height="0.475cm" svg:x="7.989cm" svg:y="21.222cm">
          <draw:text-box>
            <text:p text:style-name="P26"><text:span text:style-name="T45">5</text:span></text:p>
          </draw:text-box>
        </draw:frame>
        <draw:frame draw:style-name="gr126" draw:text-style-name="P27" draw:layer="layout" svg:width="1.86cm" svg:height="0.276cm" svg:x="10.333cm" svg:y="3.053cm">
          <draw:text-box>
            <text:p text:style-name="P26"><text:span text:style-name="T12">SPELLCASTING</text:span></text:p>
          </draw:text-box>
        </draw:frame>
        <draw:frame draw:style-name="gr135" draw:text-style-name="P27" draw:layer="layout" svg:width="0.916cm" svg:height="0.276cm" svg:x="10.739cm" svg:y="3.279cm">
          <draw:text-box>
            <text:p text:style-name="P26"><text:span text:style-name="T12">ABILITY</text:span></text:p>
          </draw:text-box>
        </draw:frame>
        <draw:frame draw:style-name="gr136" draw:text-style-name="P27" draw:layer="layout" svg:width="1.92cm" svg:height="0.276cm" svg:x="13.941cm" svg:y="3.053cm">
          <draw:text-box>
            <text:p text:style-name="P26"><text:span text:style-name="T12">SPELL SAVE DC</text:span></text:p>
          </draw:text-box>
        </draw:frame>
        <draw:frame draw:style-name="gr137" draw:text-style-name="P27" draw:layer="layout" svg:width="1.805cm" svg:height="0.276cm" svg:x="17.606cm" svg:y="3.053cm">
          <draw:text-box>
            <text:p text:style-name="P26"><text:span text:style-name="T12">SPELL ATTACK</text:span></text:p>
          </draw:text-box>
        </draw:frame>
        <draw:frame draw:style-name="gr138" draw:text-style-name="P27" draw:layer="layout" svg:width="0.878cm" svg:height="0.276cm" svg:x="17.956cm" svg:y="3.279cm">
          <draw:text-box>
            <text:p text:style-name="P26"><text:span text:style-name="T12">BONUS</text:span></text:p>
          </draw:text-box>
        </draw:frame>
        <draw:path draw:style-name="gr7" draw:text-style-name="P15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7" draw:text-style-name="P15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7" draw:text-style-name="P15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39" draw:text-style-name="P27" draw:layer="layout" svg:width="1.259cm" svg:height="0.276cm" svg:x="3.951cm" svg:y="5.384cm">
          <draw:text-box>
            <text:p text:style-name="P26"><text:span text:style-name="T46">CANTR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 style:font-adornments="Regular" style:font-family-generic="swiss"/>
    <style:font-face style:name="Helvetica2" svg:font-family="Helvetica" style:font-family-generic="swiss"/>
    <style:font-face style:name="Helvetica3" svg:font-family="Helvetica" style:font-adornments="Regular" style:font-pitch="variable"/>
    <style:font-face style:name="Helvetica4" svg:font-family="Helvetica" style:font-adornments="Regular"/>
    <style:font-face style:name="Helvetica5" svg:font-family="Helvetica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 style:font-pitch="variable"/>
    <style:font-face style:name="Interstate1" svg:font-family="Interstate" style:font-adornments="Regular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1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7T14:23:28.301589507</dc:date>
    <meta:editing-duration>PT7H4M33S</meta:editing-duration>
    <meta:editing-cycles>157</meta:editing-cycles>
    <meta:generator>LibreOffice/7.4.3.2$MacOSX_X86_64 LibreOffice_project/1048a8393ae2eeec98dff31b5c133c5f1d08b890</meta:generator>
    <meta:print-date>2022-12-16T22:44:35.952677313</meta:print-date>
    <meta:document-statistic meta:object-count="971"/>
  </office:meta>
</office:document-meta>
</file>